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48cm"/>
    </style:style>
    <style:style style:name="co2" style:family="table-column">
      <style:table-column-properties fo:break-before="auto" style:column-width="1.078cm"/>
    </style:style>
    <style:style style:name="co3" style:family="table-column">
      <style:table-column-properties fo:break-before="auto" style:column-width="2.462cm"/>
    </style:style>
    <style:style style:name="co4" style:family="table-column">
      <style:table-column-properties fo:break-before="auto" style:column-width="2.459cm"/>
    </style:style>
    <style:style style:name="co5" style:family="table-column">
      <style:table-column-properties fo:break-before="auto" style:column-width="6.031cm"/>
    </style:style>
    <style:style style:name="co6" style:family="table-column">
      <style:table-column-properties fo:break-before="auto" style:column-width="6.639cm"/>
    </style:style>
    <style:style style:name="co7" style:family="table-column">
      <style:table-column-properties fo:break-before="auto" style:column-width="3.544cm"/>
    </style:style>
    <style:style style:name="co8" style:family="table-column">
      <style:table-column-properties fo:break-before="auto" style:column-width="7.325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start" fo:margin-left="0cm"/>
    </style:style>
    <style:style style:name="ce5" style:family="table-cell" style:parent-style-name="Default" style:data-style-name="N0">
      <style:table-cell-properties style:text-align-source="fix" style:repeat-content="false" fo:wrap-option="wrap" fo:border="none" style:vertical-align="automatic"/>
      <style:paragraph-properties fo:text-align="start" fo:margin-left="0cm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style:font-name-asian="Droid Sans Fallback" style:font-name-complex="Arial1"/>
    </style:style>
  </office:automatic-styles>
  <office:body>
    <office:spreadsheet>
      <table:table table:name="Tabe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6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6" table:default-cell-style-name="ce2"/>
        <table:table-row table:style-name="ro1">
          <table:table-cell table:style-name="ce1" office:value-type="string">
            <text:p>Index</text:p>
          </table:table-cell>
          <table:table-cell table:style-name="ce1" office:value-type="string">
            <text:p>Sub</text:p>
          </table:table-cell>
          <table:table-cell table:style-name="ce1" office:value-type="string">
            <text:p>Default80</text:p>
          </table:table-cell>
          <table:table-cell table:style-name="ce3" office:value-type="string">
            <text:p>Default45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Remark</text:p>
          </table:table-cell>
          <table:table-cell table:style-name="ce1" office:value-type="string">
            <text:p>ReadCommand</text:p>
          </table:table-cell>
          <table:table-cell table:style-name="ce1" office:value-type="string">
            <text:p>MacroCommands</text:p>
          </table:table-cell>
          <table:table-cell table:style-name="ce1" table:number-columns-repeated="1016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2">
          <table:table-cell office:value-type="string">
            <text:p>0x1018</text:p>
          </table:table-cell>
          <table:table-cell office:value-type="string">
            <text:p>0x02</text:p>
          </table:table-cell>
          <table:table-cell office:value-type="string">
            <text:p>0x0712302d</text:p>
          </table:table-cell>
          <table:table-cell table:style-name="ce5" office:value-type="string">
            <text:p>0x0712301b</text:p>
          </table:table-cell>
          <table:table-cell office:value-type="string">
            <text:p>Controller type</text:p>
          </table:table-cell>
          <table:table-cell table:style-name="ce4" office:value-type="string">
            <text:p>0712h = Gen4, 30h = 48V, 2dh = 450 A</text:p>
            <text:p>Twizy45: 1b = 270 A</text:p>
          </table:table-cell>
          <table:table-cell table:formula="of:=&quot;CFG READ &quot;&amp;MID([.A3];3;4)&amp;&quot; &quot;&amp;MID([.B3];3;2)" office:value-type="string" office:string-value="CFG READ 1018 02">
            <text:p>CFG READ 1018 02</text:p>
          </table:table-cell>
          <table:table-cell table:number-columns-repeated="1017"/>
        </table:table-row>
        <table:table-row table:style-name="ro3">
          <table:table-cell office:value-type="string">
            <text:p>0x1018</text:p>
          </table:table-cell>
          <table:table-cell office:value-type="string">
            <text:p>0x03</text:p>
          </table:table-cell>
          <table:table-cell office:value-type="string">
            <text:p>0x00010019</text:p>
          </table:table-cell>
          <table:table-cell table:style-name="ce5" office:value-type="string">
            <text:p>0x00010019</text:p>
          </table:table-cell>
          <table:table-cell office:value-type="string">
            <text:p>Controller revision</text:p>
          </table:table-cell>
          <table:table-cell/>
          <table:table-cell table:formula="of:=&quot;CFG READ &quot;&amp;MID([.A4];3;4)&amp;&quot; &quot;&amp;MID([.B4];3;2)" office:value-type="string" office:string-value="CFG READ 1018 03">
            <text:p>CFG READ 1018 0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1">
          <table:table-cell office:value-type="string">
            <text:p>0x2870</text:p>
          </table:table-cell>
          <table:table-cell office:value-type="string">
            <text:p>0x01</text:p>
          </table:table-cell>
          <table:table-cell office:value-type="float" office:value="4">
            <text:p>4</text:p>
          </table:table-cell>
          <table:table-cell table:style-name="ce4" office:value-type="float" office:value="4">
            <text:p>4</text:p>
          </table:table-cell>
          <table:table-cell office:value-type="string">
            <text:p>Battery limit source</text:p>
          </table:table-cell>
          <table:table-cell office:value-type="string">
            <text:p>4 = power</text:p>
          </table:table-cell>
          <table:table-cell table:formula="of:=&quot;CFG READ &quot;&amp;MID([.A6];3;4)&amp;&quot; &quot;&amp;MID([.B6];3;2)" office:value-type="string" office:string-value="CFG READ 2870 01">
            <text:p>CFG READ 2870 01</text:p>
          </table:table-cell>
          <table:table-cell table:number-columns-repeated="1017"/>
        </table:table-row>
        <table:table-row table:style-name="ro1">
          <table:table-cell office:value-type="string">
            <text:p>0x2870</text:p>
          </table:table-cell>
          <table:table-cell office:value-type="string">
            <text:p>0x06</text:p>
          </table:table-cell>
          <table:table-cell office:value-type="float" office:value="4608">
            <text:p>4608</text:p>
          </table:table-cell>
          <table:table-cell table:style-name="ce4" office:value-type="float" office:value="2688">
            <text:p>2688</text:p>
          </table:table-cell>
          <table:table-cell office:value-type="string">
            <text:p>Battery limit discharge power</text:p>
          </table:table-cell>
          <table:table-cell/>
          <table:table-cell table:formula="of:=&quot;CFG READ &quot;&amp;MID([.A7];3;4)&amp;&quot; &quot;&amp;MID([.B7];3;2)" office:value-type="string" office:string-value="CFG READ 2870 06">
            <text:p>CFG READ 2870 06</text:p>
          </table:table-cell>
          <table:table-cell table:number-columns-repeated="1017"/>
        </table:table-row>
        <table:table-row table:style-name="ro1">
          <table:table-cell office:value-type="string">
            <text:p>0x2870</text:p>
          </table:table-cell>
          <table:table-cell office:value-type="string">
            <text:p>0x07</text:p>
          </table:table-cell>
          <table:table-cell office:value-type="float" office:value="64896">
            <text:p>64896</text:p>
          </table:table-cell>
          <table:table-cell table:style-name="ce4" office:value-type="float" office:value="64896">
            <text:p>64896</text:p>
          </table:table-cell>
          <table:table-cell office:value-type="string">
            <text:p>Battery limit charge power</text:p>
          </table:table-cell>
          <table:table-cell office:value-type="string">
            <text:p>int16</text:p>
          </table:table-cell>
          <table:table-cell table:formula="of:=&quot;CFG READ &quot;&amp;MID([.A8];3;4)&amp;&quot; &quot;&amp;MID([.B8];3;2)" office:value-type="string" office:string-value="CFG READ 2870 07">
            <text:p>CFG READ 2870 0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1">
          <table:table-cell office:value-type="string">
            <text:p>0x4623</text:p>
          </table:table-cell>
          <table:table-cell office:value-type="string">
            <text:p>0x01</text:p>
          </table:table-cell>
          <table:table-cell office:value-type="float" office:value="65493">
            <text:p>65493</text:p>
          </table:table-cell>
          <table:table-cell table:style-name="ce4" office:value-type="float" office:value="65493">
            <text:p>65493</text:p>
          </table:table-cell>
          <table:table-cell office:value-type="string">
            <text:p>Battery limit charge current</text:p>
          </table:table-cell>
          <table:table-cell office:value-type="string">
            <text:p>int16</text:p>
          </table:table-cell>
          <table:table-cell table:formula="of:=&quot;CFG READ &quot;&amp;MID([.A10];3;4)&amp;&quot; &quot;&amp;MID([.B10];3;2)" office:value-type="string" office:string-value="CFG READ 4623 01">
            <text:p>CFG READ 4623 01</text:p>
          </table:table-cell>
          <table:table-cell table:number-columns-repeated="1017"/>
        </table:table-row>
        <table:table-row table:style-name="ro1">
          <table:table-cell office:value-type="string">
            <text:p>0x4623</text:p>
          </table:table-cell>
          <table:table-cell office:value-type="string">
            <text:p>0x02</text:p>
          </table:table-cell>
          <table:table-cell office:value-type="float" office:value="314">
            <text:p>314</text:p>
          </table:table-cell>
          <table:table-cell table:style-name="ce4" office:value-type="float" office:value="184">
            <text:p>184</text:p>
          </table:table-cell>
          <table:table-cell office:value-type="string">
            <text:p>Battery limit discharge current</text:p>
          </table:table-cell>
          <table:table-cell/>
          <table:table-cell table:formula="of:=&quot;CFG READ &quot;&amp;MID([.A11];3;4)&amp;&quot; &quot;&amp;MID([.B11];3;2)" office:value-type="string" office:string-value="CFG READ 4623 02">
            <text:p>CFG READ 4623 02</text:p>
          </table:table-cell>
          <table:table-cell table:number-columns-repeated="1017"/>
        </table:table-row>
        <table:table-row table:style-name="ro1">
          <table:table-cell office:value-type="string">
            <text:p>0x4623</text:p>
          </table:table-cell>
          <table:table-cell office:value-type="string">
            <text:p>0x03</text:p>
          </table:table-cell>
          <table:table-cell office:value-type="float" office:value="15">
            <text:p>15</text:p>
          </table:table-cell>
          <table:table-cell table:style-name="ce4" office:value-type="float" office:value="15">
            <text:p>15</text:p>
          </table:table-cell>
          <table:table-cell office:value-type="string">
            <text:p>Battery limit cutback current</text:p>
          </table:table-cell>
          <table:table-cell/>
          <table:table-cell table:formula="of:=&quot;CFG READ &quot;&amp;MID([.A12];3;4)&amp;&quot; &quot;&amp;MID([.B12];3;2)" office:value-type="string" office:string-value="CFG READ 4623 03">
            <text:p>CFG READ 4623 0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1">
          <table:table-cell office:value-type="string">
            <text:p>0x4640</text:p>
          </table:table-cell>
          <table:table-cell office:value-type="string">
            <text:p>0x01</text:p>
          </table:table-cell>
          <table:table-cell office:value-type="float" office:value="560">
            <text:p>560</text:p>
          </table:table-cell>
          <table:table-cell table:style-name="ce4" office:value-type="float" office:value="560">
            <text:p>560</text:p>
          </table:table-cell>
          <table:table-cell office:value-type="string">
            <text:p>Motor rated voltage</text:p>
          </table:table-cell>
          <table:table-cell/>
          <table:table-cell table:formula="of:=&quot;CFG READ &quot;&amp;MID([.A14];3;4)&amp;&quot; &quot;&amp;MID([.B14];3;2)" office:value-type="string" office:string-value="CFG READ 4640 01">
            <text:p>CFG READ 4640 01</text:p>
          </table:table-cell>
          <table:table-cell table:number-columns-repeated="1017"/>
        </table:table-row>
        <table:table-row table:style-name="ro1">
          <table:table-cell office:value-type="string">
            <text:p>0x4640</text:p>
          </table:table-cell>
          <table:table-cell office:value-type="string">
            <text:p>0x02</text:p>
          </table:table-cell>
          <table:table-cell office:value-type="float" office:value="2800">
            <text:p>2800</text:p>
          </table:table-cell>
          <table:table-cell table:style-name="ce4" office:value-type="float" office:value="2800">
            <text:p>2800</text:p>
          </table:table-cell>
          <table:table-cell office:value-type="string">
            <text:p>Motor rated phase current</text:p>
          </table:table-cell>
          <table:table-cell/>
          <table:table-cell table:formula="of:=&quot;CFG READ &quot;&amp;MID([.A15];3;4)&amp;&quot; &quot;&amp;MID([.B15];3;2)" office:value-type="string" office:string-value="CFG READ 4640 02">
            <text:p>CFG READ 4640 02</text:p>
          </table:table-cell>
          <table:table-cell table:number-columns-repeated="1017"/>
        </table:table-row>
        <table:table-row table:style-name="ro1">
          <table:table-cell office:value-type="string">
            <text:p>0x4640</text:p>
          </table:table-cell>
          <table:table-cell office:value-type="string">
            <text:p>0x03</text:p>
          </table:table-cell>
          <table:table-cell office:value-type="float" office:value="4500">
            <text:p>4500</text:p>
          </table:table-cell>
          <table:table-cell table:style-name="ce4" office:value-type="float" office:value="4500">
            <text:p>4500</text:p>
          </table:table-cell>
          <table:table-cell office:value-type="string">
            <text:p>Motor rated rpm</text:p>
          </table:table-cell>
          <table:table-cell/>
          <table:table-cell table:formula="of:=&quot;CFG READ &quot;&amp;MID([.A16];3;4)&amp;&quot; &quot;&amp;MID([.B16];3;2)" office:value-type="string" office:string-value="CFG READ 4640 03">
            <text:p>CFG READ 4640 03</text:p>
          </table:table-cell>
          <table:table-cell table:number-columns-repeated="1017"/>
        </table:table-row>
        <table:table-row table:style-name="ro1">
          <table:table-cell office:value-type="string">
            <text:p>0x4640</text:p>
          </table:table-cell>
          <table:table-cell office:value-type="string">
            <text:p>0x04</text:p>
          </table:table-cell>
          <table:table-cell office:value-type="float" office:value="1072">
            <text:p>1072</text:p>
          </table:table-cell>
          <table:table-cell table:style-name="ce4" office:value-type="float" office:value="1072">
            <text:p>1072</text:p>
          </table:table-cell>
          <table:table-cell office:value-type="string">
            <text:p>Motor rated frequency</text:p>
          </table:table-cell>
          <table:table-cell/>
          <table:table-cell table:formula="of:=&quot;CFG READ &quot;&amp;MID([.A17];3;4)&amp;&quot; &quot;&amp;MID([.B17];3;2)" office:value-type="string" office:string-value="CFG READ 4640 04">
            <text:p>CFG READ 4640 04</text:p>
          </table:table-cell>
          <table:table-cell table:number-columns-repeated="1017"/>
        </table:table-row>
        <table:table-row table:style-name="ro1">
          <table:table-cell office:value-type="string">
            <text:p>0x4640</text:p>
          </table:table-cell>
          <table:table-cell office:value-type="string">
            <text:p>0x05</text:p>
          </table:table-cell>
          <table:table-cell office:value-type="float" office:value="128">
            <text:p>128</text:p>
          </table:table-cell>
          <table:table-cell table:style-name="ce4" office:value-type="float" office:value="128">
            <text:p>128</text:p>
          </table:table-cell>
          <table:table-cell office:value-type="string">
            <text:p>Motor rated power</text:p>
          </table:table-cell>
          <table:table-cell/>
          <table:table-cell table:formula="of:=&quot;CFG READ &quot;&amp;MID([.A18];3;4)&amp;&quot; &quot;&amp;MID([.B18];3;2)" office:value-type="string" office:string-value="CFG READ 4640 05">
            <text:p>CFG READ 4640 05</text:p>
          </table:table-cell>
          <table:table-cell table:number-columns-repeated="1017"/>
        </table:table-row>
        <table:table-row table:style-name="ro1">
          <table:table-cell office:value-type="string">
            <text:p>0x4640</text:p>
          </table:table-cell>
          <table:table-cell office:value-type="string">
            <text:p>0x06</text:p>
          </table:table-cell>
          <table:table-cell office:value-type="float" office:value="29491">
            <text:p>29491</text:p>
          </table:table-cell>
          <table:table-cell table:style-name="ce4" office:value-type="float" office:value="29491">
            <text:p>29491</text:p>
          </table:table-cell>
          <table:table-cell office:value-type="string">
            <text:p>Motor power factor</text:p>
          </table:table-cell>
          <table:table-cell/>
          <table:table-cell table:formula="of:=&quot;CFG READ &quot;&amp;MID([.A19];3;4)&amp;&quot; &quot;&amp;MID([.B19];3;2)" office:value-type="string" office:string-value="CFG READ 4640 06">
            <text:p>CFG READ 4640 06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1">
          <table:table-cell office:value-type="string">
            <text:p>0x4624</text:p>
          </table:table-cell>
          <table:table-cell office:value-type="string">
            <text:p>0x00</text:p>
          </table:table-cell>
          <table:table-cell office:value-type="float" office:value="11000">
            <text:p>11000</text:p>
          </table:table-cell>
          <table:table-cell table:style-name="ce4" office:value-type="float" office:value="11000">
            <text:p>11000</text:p>
          </table:table-cell>
          <table:table-cell office:value-type="string">
            <text:p>Motor max rpm</text:p>
          </table:table-cell>
          <table:table-cell/>
          <table:table-cell table:formula="of:=&quot;CFG READ &quot;&amp;MID([.A21];3;4)&amp;&quot; &quot;&amp;MID([.B21];3;2)" office:value-type="string" office:string-value="CFG READ 4624 00">
            <text:p>CFG READ 4624 00</text:p>
          </table:table-cell>
          <table:table-cell table:number-columns-repeated="1017"/>
        </table:table-row>
        <table:table-row table:style-name="ro1">
          <table:table-cell office:value-type="string">
            <text:p>0x2916</text:p>
          </table:table-cell>
          <table:table-cell office:value-type="string">
            <text:p>0x01</text:p>
          </table:table-cell>
          <table:table-cell office:value-type="float" office:value="57000">
            <text:p>57000</text:p>
          </table:table-cell>
          <table:table-cell table:style-name="ce4" office:value-type="float" office:value="33000">
            <text:p>33000</text:p>
          </table:table-cell>
          <table:table-cell office:value-type="string">
            <text:p>Motor rated torque</text:p>
          </table:table-cell>
          <table:table-cell/>
          <table:table-cell table:formula="of:=&quot;CFG READ &quot;&amp;MID([.A22];3;4)&amp;&quot; &quot;&amp;MID([.B22];3;2)" office:value-type="string" office:string-value="CFG READ 2916 01">
            <text:p>CFG READ 2916 01</text:p>
          </table:table-cell>
          <table:table-cell table:number-columns-repeated="1017"/>
        </table:table-row>
        <table:table-row table:style-name="ro1">
          <table:table-cell office:value-type="string">
            <text:p>0x6076</text:p>
          </table:table-cell>
          <table:table-cell office:value-type="string">
            <text:p>0x00</text:p>
          </table:table-cell>
          <table:table-cell office:value-type="float" office:value="55000">
            <text:p>55000</text:p>
          </table:table-cell>
          <table:table-cell table:style-name="ce4" office:value-type="float" office:value="33000">
            <text:p>33000</text:p>
          </table:table-cell>
          <table:table-cell office:value-type="string">
            <text:p>Max use torque</text:p>
          </table:table-cell>
          <table:table-cell/>
          <table:table-cell table:formula="of:=&quot;CFG READ &quot;&amp;MID([.A23];3;4)&amp;&quot; &quot;&amp;MID([.B23];3;2)" office:value-type="string" office:string-value="CFG READ 6076 00">
            <text:p>CFG READ 6076 00</text:p>
          </table:table-cell>
          <table:table-cell office:value-type="string">
            <text:p>POWER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1">
          <table:table-cell office:value-type="string">
            <text:p>0x4610</text:p>
          </table:table-cell>
          <table:table-cell office:value-type="string">
            <text:p>0x01</text:p>
          </table:table-cell>
          <table:table-cell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office:value-type="string">
            <text:p>Flux curve torque 1</text:p>
          </table:table-cell>
          <table:table-cell/>
          <table:table-cell table:formula="of:=&quot;CFG READ &quot;&amp;MID([.A25];3;4)&amp;&quot; &quot;&amp;MID([.B25];3;2)" office:value-type="string" office:string-value="CFG READ 4610 01">
            <text:p>CFG READ 4610 01</text:p>
          </table:table-cell>
          <table:table-cell table:number-columns-repeated="1017"/>
        </table:table-row>
        <table:table-row table:style-name="ro1">
          <table:table-cell office:value-type="string">
            <text:p>0x4610</text:p>
          </table:table-cell>
          <table:table-cell office:value-type="string">
            <text:p>0x02</text:p>
          </table:table-cell>
          <table:table-cell office:value-type="float" office:value="1417">
            <text:p>1417</text:p>
          </table:table-cell>
          <table:table-cell table:style-name="ce4" office:value-type="float" office:value="1417">
            <text:p>1417</text:p>
          </table:table-cell>
          <table:table-cell office:value-type="string">
            <text:p>Flux curve current 1</text:p>
          </table:table-cell>
          <table:table-cell/>
          <table:table-cell table:formula="of:=&quot;CFG READ &quot;&amp;MID([.A26];3;4)&amp;&quot; &quot;&amp;MID([.B26];3;2)" office:value-type="string" office:string-value="CFG READ 4610 02">
            <text:p>CFG READ 4610 02</text:p>
          </table:table-cell>
          <table:table-cell table:number-columns-repeated="1017"/>
        </table:table-row>
        <table:table-row table:style-name="ro1">
          <table:table-cell office:value-type="string">
            <text:p>0x4610</text:p>
          </table:table-cell>
          <table:table-cell office:value-type="string">
            <text:p>0x03</text:p>
          </table:table-cell>
          <table:table-cell office:value-type="float" office:value="160">
            <text:p>160</text:p>
          </table:table-cell>
          <table:table-cell table:style-name="ce4" office:value-type="float" office:value="80">
            <text:p>80</text:p>
          </table:table-cell>
          <table:table-cell office:value-type="string">
            <text:p>Flux curve torque 2</text:p>
          </table:table-cell>
          <table:table-cell/>
          <table:table-cell table:formula="of:=&quot;CFG READ &quot;&amp;MID([.A27];3;4)&amp;&quot; &quot;&amp;MID([.B27];3;2)" office:value-type="string" office:string-value="CFG READ 4610 03">
            <text:p>CFG READ 4610 03</text:p>
          </table:table-cell>
          <table:table-cell table:number-columns-repeated="1017"/>
        </table:table-row>
        <table:table-row table:style-name="ro1">
          <table:table-cell office:value-type="string">
            <text:p>0x4610</text:p>
          </table:table-cell>
          <table:table-cell office:value-type="string">
            <text:p>0x04</text:p>
          </table:table-cell>
          <table:table-cell office:value-type="float" office:value="4224">
            <text:p>4224</text:p>
          </table:table-cell>
          <table:table-cell table:style-name="ce4" office:value-type="float" office:value="3520">
            <text:p>3520</text:p>
          </table:table-cell>
          <table:table-cell office:value-type="string">
            <text:p>Flux curve current 2</text:p>
          </table:table-cell>
          <table:table-cell/>
          <table:table-cell table:formula="of:=&quot;CFG READ &quot;&amp;MID([.A28];3;4)&amp;&quot; &quot;&amp;MID([.B28];3;2)" office:value-type="string" office:string-value="CFG READ 4610 04">
            <text:p>CFG READ 4610 04</text:p>
          </table:table-cell>
          <table:table-cell table:number-columns-repeated="1017"/>
        </table:table-row>
        <table:table-row table:style-name="ro1">
          <table:table-cell office:value-type="string">
            <text:p>0x4610</text:p>
          </table:table-cell>
          <table:table-cell office:value-type="string">
            <text:p>0x05</text:p>
          </table:table-cell>
          <table:table-cell office:value-type="float" office:value="320">
            <text:p>320</text:p>
          </table:table-cell>
          <table:table-cell table:style-name="ce4" office:value-type="float" office:value="160">
            <text:p>160</text:p>
          </table:table-cell>
          <table:table-cell office:value-type="string">
            <text:p>Flux curve torque 3</text:p>
          </table:table-cell>
          <table:table-cell/>
          <table:table-cell table:formula="of:=&quot;CFG READ &quot;&amp;MID([.A29];3;4)&amp;&quot; &quot;&amp;MID([.B29];3;2)" office:value-type="string" office:string-value="CFG READ 4610 05">
            <text:p>CFG READ 4610 05</text:p>
          </table:table-cell>
          <table:table-cell table:number-columns-repeated="1017"/>
        </table:table-row>
        <table:table-row table:style-name="ro1">
          <table:table-cell office:value-type="string">
            <text:p>0x4610</text:p>
          </table:table-cell>
          <table:table-cell office:value-type="string">
            <text:p>0x06</text:p>
          </table:table-cell>
          <table:table-cell office:value-type="float" office:value="5824">
            <text:p>5824</text:p>
          </table:table-cell>
          <table:table-cell table:style-name="ce4" office:value-type="float" office:value="4704">
            <text:p>4704</text:p>
          </table:table-cell>
          <table:table-cell office:value-type="string">
            <text:p>Flux curve current 3</text:p>
          </table:table-cell>
          <table:table-cell/>
          <table:table-cell table:formula="of:=&quot;CFG READ &quot;&amp;MID([.A30];3;4)&amp;&quot; &quot;&amp;MID([.B30];3;2)" office:value-type="string" office:string-value="CFG READ 4610 06">
            <text:p>CFG READ 4610 06</text:p>
          </table:table-cell>
          <table:table-cell table:number-columns-repeated="1017"/>
        </table:table-row>
        <table:table-row table:style-name="ro1">
          <table:table-cell office:value-type="string">
            <text:p>0x4610</text:p>
          </table:table-cell>
          <table:table-cell office:value-type="string">
            <text:p>0x07</text:p>
          </table:table-cell>
          <table:table-cell office:value-type="float" office:value="480">
            <text:p>480</text:p>
          </table:table-cell>
          <table:table-cell table:style-name="ce4" office:value-type="float" office:value="240">
            <text:p>240</text:p>
          </table:table-cell>
          <table:table-cell office:value-type="string">
            <text:p>Flux curve torque 4</text:p>
          </table:table-cell>
          <table:table-cell/>
          <table:table-cell table:formula="of:=&quot;CFG READ &quot;&amp;MID([.A31];3;4)&amp;&quot; &quot;&amp;MID([.B31];3;2)" office:value-type="string" office:string-value="CFG READ 4610 07">
            <text:p>CFG READ 4610 07</text:p>
          </table:table-cell>
          <table:table-cell table:number-columns-repeated="1017"/>
        </table:table-row>
        <table:table-row table:style-name="ro1">
          <table:table-cell office:value-type="string">
            <text:p>0x4610</text:p>
          </table:table-cell>
          <table:table-cell office:value-type="string">
            <text:p>0x08</text:p>
          </table:table-cell>
          <table:table-cell office:value-type="float" office:value="7040">
            <text:p>7040</text:p>
          </table:table-cell>
          <table:table-cell table:style-name="ce4" office:value-type="float" office:value="5568">
            <text:p>5568</text:p>
          </table:table-cell>
          <table:table-cell office:value-type="string">
            <text:p>Flux curve current 4</text:p>
          </table:table-cell>
          <table:table-cell/>
          <table:table-cell table:formula="of:=&quot;CFG READ &quot;&amp;MID([.A32];3;4)&amp;&quot; &quot;&amp;MID([.B32];3;2)" office:value-type="string" office:string-value="CFG READ 4610 08">
            <text:p>CFG READ 4610 08</text:p>
          </table:table-cell>
          <table:table-cell table:number-columns-repeated="1017"/>
        </table:table-row>
        <table:table-row table:style-name="ro1">
          <table:table-cell office:value-type="string">
            <text:p>0x4610</text:p>
          </table:table-cell>
          <table:table-cell office:value-type="string">
            <text:p>0x09</text:p>
          </table:table-cell>
          <table:table-cell office:value-type="float" office:value="640">
            <text:p>640</text:p>
          </table:table-cell>
          <table:table-cell table:style-name="ce4" office:value-type="float" office:value="320">
            <text:p>320</text:p>
          </table:table-cell>
          <table:table-cell office:value-type="string">
            <text:p>Flux curve torque 5</text:p>
          </table:table-cell>
          <table:table-cell/>
          <table:table-cell table:formula="of:=&quot;CFG READ &quot;&amp;MID([.A33];3;4)&amp;&quot; &quot;&amp;MID([.B33];3;2)" office:value-type="string" office:string-value="CFG READ 4610 09">
            <text:p>CFG READ 4610 09</text:p>
          </table:table-cell>
          <table:table-cell table:number-columns-repeated="1017"/>
        </table:table-row>
        <table:table-row table:style-name="ro1">
          <table:table-cell office:value-type="string">
            <text:p>0x4610</text:p>
          </table:table-cell>
          <table:table-cell office:value-type="string">
            <text:p>0x0a</text:p>
          </table:table-cell>
          <table:table-cell office:value-type="float" office:value="8256">
            <text:p>8256</text:p>
          </table:table-cell>
          <table:table-cell table:style-name="ce4" office:value-type="float" office:value="6464">
            <text:p>6464</text:p>
          </table:table-cell>
          <table:table-cell office:value-type="string">
            <text:p>Flux curve current 5</text:p>
          </table:table-cell>
          <table:table-cell/>
          <table:table-cell table:formula="of:=&quot;CFG READ &quot;&amp;MID([.A34];3;4)&amp;&quot; &quot;&amp;MID([.B34];3;2)" office:value-type="string" office:string-value="CFG READ 4610 0a">
            <text:p>CFG READ 4610 0a</text:p>
          </table:table-cell>
          <table:table-cell table:number-columns-repeated="1017"/>
        </table:table-row>
        <table:table-row table:style-name="ro1">
          <table:table-cell office:value-type="string">
            <text:p>0x4610</text:p>
          </table:table-cell>
          <table:table-cell office:value-type="string">
            <text:p>0x0b</text:p>
          </table:table-cell>
          <table:table-cell office:value-type="float" office:value="800">
            <text:p>800</text:p>
          </table:table-cell>
          <table:table-cell table:style-name="ce4" office:value-type="float" office:value="368">
            <text:p>368</text:p>
          </table:table-cell>
          <table:table-cell office:value-type="string">
            <text:p>Flux curve torque 6</text:p>
          </table:table-cell>
          <table:table-cell/>
          <table:table-cell table:formula="of:=&quot;CFG READ &quot;&amp;MID([.A35];3;4)&amp;&quot; &quot;&amp;MID([.B35];3;2)" office:value-type="string" office:string-value="CFG READ 4610 0b">
            <text:p>CFG READ 4610 0b</text:p>
          </table:table-cell>
          <table:table-cell table:number-columns-repeated="1017"/>
        </table:table-row>
        <table:table-row table:style-name="ro1">
          <table:table-cell office:value-type="string">
            <text:p>0x4610</text:p>
          </table:table-cell>
          <table:table-cell office:value-type="string">
            <text:p>0x0c</text:p>
          </table:table-cell>
          <table:table-cell office:value-type="float" office:value="9152">
            <text:p>9152</text:p>
          </table:table-cell>
          <table:table-cell table:style-name="ce4" office:value-type="float" office:value="7104">
            <text:p>7104</text:p>
          </table:table-cell>
          <table:table-cell office:value-type="string">
            <text:p>Flux curve current 6</text:p>
          </table:table-cell>
          <table:table-cell/>
          <table:table-cell table:formula="of:=&quot;CFG READ &quot;&amp;MID([.A36];3;4)&amp;&quot; &quot;&amp;MID([.B36];3;2)" office:value-type="string" office:string-value="CFG READ 4610 0c">
            <text:p>CFG READ 4610 0c</text:p>
          </table:table-cell>
          <table:table-cell table:number-columns-repeated="1017"/>
        </table:table-row>
        <table:table-row table:style-name="ro1">
          <table:table-cell office:value-type="string">
            <text:p>0x4610</text:p>
          </table:table-cell>
          <table:table-cell office:value-type="string">
            <text:p>0x0d</text:p>
          </table:table-cell>
          <table:table-cell office:value-type="float" office:value="880">
            <text:p>880</text:p>
          </table:table-cell>
          <table:table-cell table:style-name="ce4" office:value-type="float" office:value="424">
            <text:p>424</text:p>
          </table:table-cell>
          <table:table-cell office:value-type="string">
            <text:p>Flux curve torque 7</text:p>
          </table:table-cell>
          <table:table-cell/>
          <table:table-cell table:formula="of:=&quot;CFG READ &quot;&amp;MID([.A37];3;4)&amp;&quot; &quot;&amp;MID([.B37];3;2)" office:value-type="string" office:string-value="CFG READ 4610 0d">
            <text:p>CFG READ 4610 0d</text:p>
          </table:table-cell>
          <table:table-cell table:number-columns-repeated="1017"/>
        </table:table-row>
        <table:table-row table:style-name="ro1">
          <table:table-cell office:value-type="string">
            <text:p>0x4610</text:p>
          </table:table-cell>
          <table:table-cell office:value-type="string">
            <text:p>0x0e</text:p>
          </table:table-cell>
          <table:table-cell office:value-type="float" office:value="9536">
            <text:p>9536</text:p>
          </table:table-cell>
          <table:table-cell table:style-name="ce4" office:value-type="float" office:value="7616">
            <text:p>7616</text:p>
          </table:table-cell>
          <table:table-cell office:value-type="string">
            <text:p>Flux curve current 7</text:p>
          </table:table-cell>
          <table:table-cell/>
          <table:table-cell table:formula="of:=&quot;CFG READ &quot;&amp;MID([.A38];3;4)&amp;&quot; &quot;&amp;MID([.B38];3;2)" office:value-type="string" office:string-value="CFG READ 4610 0e">
            <text:p>CFG READ 4610 0e</text:p>
          </table:table-cell>
          <table:table-cell table:number-columns-repeated="1017"/>
        </table:table-row>
        <table:table-row table:style-name="ro1">
          <table:table-cell office:value-type="string">
            <text:p>0x4610</text:p>
          </table:table-cell>
          <table:table-cell office:value-type="string">
            <text:p>0x0f</text:p>
          </table:table-cell>
          <table:table-cell office:value-type="float" office:value="964">
            <text:p>964</text:p>
          </table:table-cell>
          <table:table-cell table:style-name="ce4" office:value-type="float" office:value="480">
            <text:p>480</text:p>
          </table:table-cell>
          <table:table-cell office:value-type="string">
            <text:p>Flux curve torque 8</text:p>
          </table:table-cell>
          <table:table-cell/>
          <table:table-cell table:formula="of:=&quot;CFG READ &quot;&amp;MID([.A39];3;4)&amp;&quot; &quot;&amp;MID([.B39];3;2)" office:value-type="string" office:string-value="CFG READ 4610 0f">
            <text:p>CFG READ 4610 0f</text:p>
          </table:table-cell>
          <table:table-cell table:number-columns-repeated="1017"/>
        </table:table-row>
        <table:table-row table:style-name="ro1">
          <table:table-cell office:value-type="string">
            <text:p>0x4610</text:p>
          </table:table-cell>
          <table:table-cell office:value-type="string">
            <text:p>0x10</text:p>
          </table:table-cell>
          <table:table-cell office:value-type="float" office:value="9728">
            <text:p>9728</text:p>
          </table:table-cell>
          <table:table-cell table:style-name="ce4" office:value-type="float" office:value="8192">
            <text:p>8192</text:p>
          </table:table-cell>
          <table:table-cell office:value-type="string">
            <text:p>Flux curve current 8</text:p>
          </table:table-cell>
          <table:table-cell/>
          <table:table-cell table:formula="of:=&quot;CFG READ &quot;&amp;MID([.A40];3;4)&amp;&quot; &quot;&amp;MID([.B40];3;2)" office:value-type="string" office:string-value="CFG READ 4610 10">
            <text:p>CFG READ 4610 10</text:p>
          </table:table-cell>
          <table:table-cell table:number-columns-repeated="1017"/>
        </table:table-row>
        <table:table-row table:style-name="ro1">
          <table:table-cell office:value-type="string">
            <text:p>0x4610</text:p>
          </table:table-cell>
          <table:table-cell office:value-type="string">
            <text:p>0x11</text:p>
          </table:table-cell>
          <table:table-cell office:value-type="float" office:value="1122">
            <text:p>1122</text:p>
          </table:table-cell>
          <table:table-cell table:style-name="ce4" office:value-type="float" office:value="576">
            <text:p>576</text:p>
          </table:table-cell>
          <table:table-cell office:value-type="string">
            <text:p>Flux curve torque 9</text:p>
          </table:table-cell>
          <table:table-cell/>
          <table:table-cell table:formula="of:=&quot;CFG READ &quot;&amp;MID([.A41];3;4)&amp;&quot; &quot;&amp;MID([.B41];3;2)" office:value-type="string" office:string-value="CFG READ 4610 11">
            <text:p>CFG READ 4610 11</text:p>
          </table:table-cell>
          <table:table-cell table:number-columns-repeated="1017"/>
        </table:table-row>
        <table:table-row table:style-name="ro1">
          <table:table-cell office:value-type="string">
            <text:p>0x4610</text:p>
          </table:table-cell>
          <table:table-cell office:value-type="string">
            <text:p>0x12</text:p>
          </table:table-cell>
          <table:table-cell office:value-type="float" office:value="9984">
            <text:p>9984</text:p>
          </table:table-cell>
          <table:table-cell table:style-name="ce4" office:value-type="float" office:value="8960">
            <text:p>8960</text:p>
          </table:table-cell>
          <table:table-cell office:value-type="string">
            <text:p>Flux curve current 9</text:p>
          </table:table-cell>
          <table:table-cell/>
          <table:table-cell table:formula="of:=&quot;CFG READ &quot;&amp;MID([.A42];3;4)&amp;&quot; &quot;&amp;MID([.B42];3;2)" office:value-type="string" office:string-value="CFG READ 4610 12">
            <text:p>CFG READ 4610 1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1">
          <table:table-cell office:value-type="string">
            <text:p>0x4611</text:p>
          </table:table-cell>
          <table:table-cell office:value-type="string">
            <text:p>0x01</text:p>
          </table:table-cell>
          <table:table-cell office:value-type="float" office:value="880">
            <text:p>880</text:p>
          </table:table-cell>
          <table:table-cell table:style-name="ce4" office:value-type="float" office:value="520">
            <text:p>520</text:p>
          </table:table-cell>
          <table:table-cell office:value-type="string">
            <text:p>Power curve torque 1</text:p>
          </table:table-cell>
          <table:table-cell/>
          <table:table-cell table:formula="of:=&quot;CFG READ &quot;&amp;MID([.A44];3;4)&amp;&quot; &quot;&amp;MID([.B44];3;2)" office:value-type="string" office:string-value="CFG READ 4611 01">
            <text:p>CFG READ 4611 01</text:p>
          </table:table-cell>
          <table:table-cell table:style-name="ce7" office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>
            <text:p>0x4611</text:p>
          </table:table-cell>
          <table:table-cell office:value-type="string">
            <text:p>0x02</text:p>
          </table:table-cell>
          <table:table-cell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office:value-type="string">
            <text:p>Power curve rpm 1</text:p>
          </table:table-cell>
          <table:table-cell/>
          <table:table-cell table:formula="of:=&quot;CFG READ &quot;&amp;MID([.A45];3;4)&amp;&quot; &quot;&amp;MID([.B45];3;2)" office:value-type="string" office:string-value="CFG READ 4611 02">
            <text:p>CFG READ 4611 02</text:p>
          </table:table-cell>
          <table:table-cell table:style-name="ce7" office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>
            <text:p>0x4611</text:p>
          </table:table-cell>
          <table:table-cell office:value-type="string">
            <text:p>0x03</text:p>
          </table:table-cell>
          <table:table-cell office:value-type="float" office:value="880">
            <text:p>880</text:p>
          </table:table-cell>
          <table:table-cell table:style-name="ce4" office:value-type="float" office:value="520">
            <text:p>520</text:p>
          </table:table-cell>
          <table:table-cell office:value-type="string">
            <text:p>Power curve torque 2</text:p>
          </table:table-cell>
          <table:table-cell/>
          <table:table-cell table:formula="of:=&quot;CFG READ &quot;&amp;MID([.A46];3;4)&amp;&quot; &quot;&amp;MID([.B46];3;2)" office:value-type="string" office:string-value="CFG READ 4611 03">
            <text:p>CFG READ 4611 03</text:p>
          </table:table-cell>
          <table:table-cell table:style-name="ce7" office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>
            <text:p>0x4611</text:p>
          </table:table-cell>
          <table:table-cell office:value-type="string">
            <text:p>0x04</text:p>
          </table:table-cell>
          <table:table-cell office:value-type="float" office:value="2115">
            <text:p>2115</text:p>
          </table:table-cell>
          <table:table-cell table:style-name="ce4" office:value-type="float" office:value="2050">
            <text:p>2050</text:p>
          </table:table-cell>
          <table:table-cell office:value-type="string">
            <text:p>Power curve rpm 2</text:p>
          </table:table-cell>
          <table:table-cell/>
          <table:table-cell table:formula="of:=&quot;CFG READ &quot;&amp;MID([.A47];3;4)&amp;&quot; &quot;&amp;MID([.B47];3;2)" office:value-type="string" office:string-value="CFG READ 4611 04">
            <text:p>CFG READ 4611 04</text:p>
          </table:table-cell>
          <table:table-cell table:style-name="ce7" office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>
            <text:p>0x4611</text:p>
          </table:table-cell>
          <table:table-cell office:value-type="string">
            <text:p>0x05</text:p>
          </table:table-cell>
          <table:table-cell office:value-type="float" office:value="659">
            <text:p>659</text:p>
          </table:table-cell>
          <table:table-cell table:style-name="ce4" office:value-type="float" office:value="437">
            <text:p>437</text:p>
          </table:table-cell>
          <table:table-cell office:value-type="string">
            <text:p>Power curve torque 3</text:p>
          </table:table-cell>
          <table:table-cell/>
          <table:table-cell table:formula="of:=&quot;CFG READ &quot;&amp;MID([.A48];3;4)&amp;&quot; &quot;&amp;MID([.B48];3;2)" office:value-type="string" office:string-value="CFG READ 4611 05">
            <text:p>CFG READ 4611 05</text:p>
          </table:table-cell>
          <table:table-cell table:style-name="ce7" office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>
            <text:p>0x4611</text:p>
          </table:table-cell>
          <table:table-cell office:value-type="string">
            <text:p>0x06</text:p>
          </table:table-cell>
          <table:table-cell office:value-type="float" office:value="2700">
            <text:p>2700</text:p>
          </table:table-cell>
          <table:table-cell table:style-name="ce4" office:value-type="float" office:value="2500">
            <text:p>2500</text:p>
          </table:table-cell>
          <table:table-cell office:value-type="string">
            <text:p>Power curve rpm 3</text:p>
          </table:table-cell>
          <table:table-cell/>
          <table:table-cell table:formula="of:=&quot;CFG READ &quot;&amp;MID([.A49];3;4)&amp;&quot; &quot;&amp;MID([.B49];3;2)" office:value-type="string" office:string-value="CFG READ 4611 06">
            <text:p>CFG READ 4611 06</text:p>
          </table:table-cell>
          <table:table-cell table:style-name="ce7" office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>
            <text:p>0x4611</text:p>
          </table:table-cell>
          <table:table-cell office:value-type="string">
            <text:p>0x07</text:p>
          </table:table-cell>
          <table:table-cell office:value-type="float" office:value="608">
            <text:p>608</text:p>
          </table:table-cell>
          <table:table-cell table:style-name="ce4" office:value-type="float" office:value="363">
            <text:p>363</text:p>
          </table:table-cell>
          <table:table-cell office:value-type="string">
            <text:p>Power curve torque 4</text:p>
          </table:table-cell>
          <table:table-cell/>
          <table:table-cell table:formula="of:=&quot;CFG READ &quot;&amp;MID([.A50];3;4)&amp;&quot; &quot;&amp;MID([.B50];3;2)" office:value-type="string" office:string-value="CFG READ 4611 07">
            <text:p>CFG READ 4611 07</text:p>
          </table:table-cell>
          <table:table-cell table:style-name="ce7" office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>
            <text:p>0x4611</text:p>
          </table:table-cell>
          <table:table-cell office:value-type="string">
            <text:p>0x08</text:p>
          </table:table-cell>
          <table:table-cell office:value-type="float" office:value="3000">
            <text:p>3000</text:p>
          </table:table-cell>
          <table:table-cell table:style-name="ce4" office:value-type="float" office:value="3000">
            <text:p>3000</text:p>
          </table:table-cell>
          <table:table-cell office:value-type="string">
            <text:p>Power curve rpm 4</text:p>
          </table:table-cell>
          <table:table-cell/>
          <table:table-cell table:formula="of:=&quot;CFG READ &quot;&amp;MID([.A51];3;4)&amp;&quot; &quot;&amp;MID([.B51];3;2)" office:value-type="string" office:string-value="CFG READ 4611 08">
            <text:p>CFG READ 4611 08</text:p>
          </table:table-cell>
          <table:table-cell table:style-name="ce7" office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>
            <text:p>0x4611</text:p>
          </table:table-cell>
          <table:table-cell office:value-type="string">
            <text:p>0x09</text:p>
          </table:table-cell>
          <table:table-cell office:value-type="float" office:value="516">
            <text:p>516</text:p>
          </table:table-cell>
          <table:table-cell table:style-name="ce4" office:value-type="float" office:value="314">
            <text:p>314</text:p>
          </table:table-cell>
          <table:table-cell office:value-type="string">
            <text:p>Power curve torque 5</text:p>
          </table:table-cell>
          <table:table-cell/>
          <table:table-cell table:formula="of:=&quot;CFG READ &quot;&amp;MID([.A52];3;4)&amp;&quot; &quot;&amp;MID([.B52];3;2)" office:value-type="string" office:string-value="CFG READ 4611 09">
            <text:p>CFG READ 4611 09</text:p>
          </table:table-cell>
          <table:table-cell table:style-name="ce7" office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>
            <text:p>0x4611</text:p>
          </table:table-cell>
          <table:table-cell office:value-type="string">
            <text:p>0x0a</text:p>
          </table:table-cell>
          <table:table-cell office:value-type="float" office:value="3500">
            <text:p>3500</text:p>
          </table:table-cell>
          <table:table-cell table:style-name="ce4" office:value-type="float" office:value="3500">
            <text:p>3500</text:p>
          </table:table-cell>
          <table:table-cell office:value-type="string">
            <text:p>Power curve rpm 5</text:p>
          </table:table-cell>
          <table:table-cell/>
          <table:table-cell table:formula="of:=&quot;CFG READ &quot;&amp;MID([.A53];3;4)&amp;&quot; &quot;&amp;MID([.B53];3;2)" office:value-type="string" office:string-value="CFG READ 4611 0a">
            <text:p>CFG READ 4611 0a</text:p>
          </table:table-cell>
          <table:table-cell table:style-name="ce7" office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>
            <text:p>0x4611</text:p>
          </table:table-cell>
          <table:table-cell office:value-type="string">
            <text:p>0x0b</text:p>
          </table:table-cell>
          <table:table-cell office:value-type="float" office:value="421">
            <text:p>421</text:p>
          </table:table-cell>
          <table:table-cell table:style-name="ce4" office:value-type="float" office:value="279">
            <text:p>279</text:p>
          </table:table-cell>
          <table:table-cell office:value-type="string">
            <text:p>Power curve torque 6</text:p>
          </table:table-cell>
          <table:table-cell/>
          <table:table-cell table:formula="of:=&quot;CFG READ &quot;&amp;MID([.A54];3;4)&amp;&quot; &quot;&amp;MID([.B54];3;2)" office:value-type="string" office:string-value="CFG READ 4611 0b">
            <text:p>CFG READ 4611 0b</text:p>
          </table:table-cell>
          <table:table-cell table:style-name="ce7" office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>
            <text:p>0x4611</text:p>
          </table:table-cell>
          <table:table-cell office:value-type="string">
            <text:p>0x0c</text:p>
          </table:table-cell>
          <table:table-cell office:value-type="float" office:value="4500">
            <text:p>4500</text:p>
          </table:table-cell>
          <table:table-cell table:style-name="ce4" office:value-type="float" office:value="4000">
            <text:p>4000</text:p>
          </table:table-cell>
          <table:table-cell office:value-type="string">
            <text:p>Power curve rpm 6</text:p>
          </table:table-cell>
          <table:table-cell/>
          <table:table-cell table:formula="of:=&quot;CFG READ &quot;&amp;MID([.A55];3;4)&amp;&quot; &quot;&amp;MID([.B55];3;2)" office:value-type="string" office:string-value="CFG READ 4611 0c">
            <text:p>CFG READ 4611 0c</text:p>
          </table:table-cell>
          <table:table-cell table:style-name="ce7" office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>
            <text:p>0x4611</text:p>
          </table:table-cell>
          <table:table-cell office:value-type="string">
            <text:p>0x0d</text:p>
          </table:table-cell>
          <table:table-cell office:value-type="float" office:value="360">
            <text:p>360</text:p>
          </table:table-cell>
          <table:table-cell table:style-name="ce4" office:value-type="float" office:value="247">
            <text:p>247</text:p>
          </table:table-cell>
          <table:table-cell office:value-type="string">
            <text:p>Power curve torque 7</text:p>
          </table:table-cell>
          <table:table-cell/>
          <table:table-cell table:formula="of:=&quot;CFG READ &quot;&amp;MID([.A56];3;4)&amp;&quot; &quot;&amp;MID([.B56];3;2)" office:value-type="string" office:string-value="CFG READ 4611 0d">
            <text:p>CFG READ 4611 0d</text:p>
          </table:table-cell>
          <table:table-cell table:style-name="ce7" office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>
            <text:p>0x4611</text:p>
          </table:table-cell>
          <table:table-cell office:value-type="string">
            <text:p>0x0e</text:p>
          </table:table-cell>
          <table:table-cell office:value-type="float" office:value="5500">
            <text:p>5500</text:p>
          </table:table-cell>
          <table:table-cell table:style-name="ce4" office:value-type="float" office:value="4500">
            <text:p>4500</text:p>
          </table:table-cell>
          <table:table-cell office:value-type="string">
            <text:p>Power curve rpm 7</text:p>
          </table:table-cell>
          <table:table-cell/>
          <table:table-cell table:formula="of:=&quot;CFG READ &quot;&amp;MID([.A57];3;4)&amp;&quot; &quot;&amp;MID([.B57];3;2)" office:value-type="string" office:string-value="CFG READ 4611 0e">
            <text:p>CFG READ 4611 0e</text:p>
          </table:table-cell>
          <table:table-cell table:style-name="ce7" office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>
            <text:p>0x4611</text:p>
          </table:table-cell>
          <table:table-cell office:value-type="string">
            <text:p>0x0f</text:p>
          </table:table-cell>
          <table:table-cell office:value-type="float" office:value="307">
            <text:p>307</text:p>
          </table:table-cell>
          <table:table-cell table:style-name="ce4" office:value-type="float" office:value="226">
            <text:p>226</text:p>
          </table:table-cell>
          <table:table-cell office:value-type="string">
            <text:p>Power curve torque 8</text:p>
          </table:table-cell>
          <table:table-cell/>
          <table:table-cell table:formula="of:=&quot;CFG READ &quot;&amp;MID([.A58];3;4)&amp;&quot; &quot;&amp;MID([.B58];3;2)" office:value-type="string" office:string-value="CFG READ 4611 0f">
            <text:p>CFG READ 4611 0f</text:p>
          </table:table-cell>
          <table:table-cell table:style-name="ce7" office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>
            <text:p>0x4611</text:p>
          </table:table-cell>
          <table:table-cell office:value-type="string">
            <text:p>0x10</text:p>
          </table:table-cell>
          <table:table-cell office:value-type="float" office:value="6500">
            <text:p>6500</text:p>
          </table:table-cell>
          <table:table-cell table:style-name="ce4" office:value-type="float" office:value="5000">
            <text:p>5000</text:p>
          </table:table-cell>
          <table:table-cell office:value-type="string">
            <text:p>Power curve rpm 8</text:p>
          </table:table-cell>
          <table:table-cell/>
          <table:table-cell table:formula="of:=&quot;CFG READ &quot;&amp;MID([.A59];3;4)&amp;&quot; &quot;&amp;MID([.B59];3;2)" office:value-type="string" office:string-value="CFG READ 4611 10">
            <text:p>CFG READ 4611 10</text:p>
          </table:table-cell>
          <table:table-cell table:style-name="ce7" office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>
            <text:p>0x4611</text:p>
          </table:table-cell>
          <table:table-cell office:value-type="string">
            <text:p>0x11</text:p>
          </table:table-cell>
          <table:table-cell office:value-type="float" office:value="273">
            <text:p>273</text:p>
          </table:table-cell>
          <table:table-cell table:style-name="ce4" office:value-type="float" office:value="195">
            <text:p>195</text:p>
          </table:table-cell>
          <table:table-cell office:value-type="string">
            <text:p>Power curve torque 9</text:p>
          </table:table-cell>
          <table:table-cell/>
          <table:table-cell table:formula="of:=&quot;CFG READ &quot;&amp;MID([.A60];3;4)&amp;&quot; &quot;&amp;MID([.B60];3;2)" office:value-type="string" office:string-value="CFG READ 4611 11">
            <text:p>CFG READ 4611 11</text:p>
          </table:table-cell>
          <table:table-cell table:style-name="ce7" office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>
            <text:p>0x4611</text:p>
          </table:table-cell>
          <table:table-cell office:value-type="string">
            <text:p>0x12</text:p>
          </table:table-cell>
          <table:table-cell office:value-type="float" office:value="7250">
            <text:p>7250</text:p>
          </table:table-cell>
          <table:table-cell table:style-name="ce4" office:value-type="float" office:value="6000">
            <text:p>6000</text:p>
          </table:table-cell>
          <table:table-cell office:value-type="string">
            <text:p>Power curve rpm 9</text:p>
          </table:table-cell>
          <table:table-cell/>
          <table:table-cell table:formula="of:=&quot;CFG READ &quot;&amp;MID([.A61];3;4)&amp;&quot; &quot;&amp;MID([.B61];3;2)" office:value-type="string" office:string-value="CFG READ 4611 12">
            <text:p>CFG READ 4611 12</text:p>
          </table:table-cell>
          <table:table-cell table:style-name="ce7" office:value-type="string">
            <text:p>SPEED, POWER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1">
          <table:table-cell office:value-type="string">
            <text:p>0x2910</text:p>
          </table:table-cell>
          <table:table-cell office:value-type="string">
            <text:p>0x01</text:p>
          </table:table-cell>
          <table:table-cell office:value-type="string">
            <text:p>0x20c</text:p>
          </table:table-cell>
          <table:table-cell table:style-name="ce4" office:value-type="string">
            <text:p>0x20c</text:p>
          </table:table-cell>
          <table:table-cell office:value-type="string">
            <text:p>Pedal flags</text:p>
          </table:table-cell>
          <table:table-cell office:value-type="string">
            <text:p>Bit 13 = enable brake light in neutral</text:p>
          </table:table-cell>
          <table:table-cell table:formula="of:=&quot;CFG READ &quot;&amp;MID([.A63];3;4)&amp;&quot; &quot;&amp;MID([.B63];3;2)" office:value-type="string" office:string-value="CFG READ 2910 01">
            <text:p>CFG READ 2910 01</text:p>
          </table:table-cell>
          <table:table-cell office:value-type="string">
            <text:p>BRAKELIGHT</text:p>
          </table:table-cell>
          <table:table-cell table:number-columns-repeated="1016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05</text:p>
          </table:table-cell>
          <table:table-cell office:value-type="float" office:value="1024">
            <text:p>1024</text:p>
          </table:table-cell>
          <table:table-cell table:style-name="ce4" office:value-type="float" office:value="1024">
            <text:p>1024</text:p>
          </table:table-cell>
          <table:table-cell office:value-type="string">
            <text:p>Brake light off accel level</text:p>
          </table:table-cell>
          <table:table-cell/>
          <table:table-cell table:formula="of:=&quot;CFG READ &quot;&amp;MID([.A64];3;4)&amp;&quot; &quot;&amp;MID([.B64];3;2)" office:value-type="string" office:string-value="CFG READ 3813 05">
            <text:p>CFG READ 3813 05</text:p>
          </table:table-cell>
          <table:table-cell office:value-type="string">
            <text:p>BRAKELIGHT</text:p>
          </table:table-cell>
          <table:table-cell table:number-columns-repeated="1016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06</text:p>
          </table:table-cell>
          <table:table-cell office:value-type="float" office:value="1024">
            <text:p>1024</text:p>
          </table:table-cell>
          <table:table-cell table:style-name="ce4" office:value-type="float" office:value="1024">
            <text:p>1024</text:p>
          </table:table-cell>
          <table:table-cell office:value-type="string">
            <text:p>Brake light on accel level</text:p>
          </table:table-cell>
          <table:table-cell/>
          <table:table-cell table:formula="of:=&quot;CFG READ &quot;&amp;MID([.A65];3;4)&amp;&quot; &quot;&amp;MID([.B65];3;2)" office:value-type="string" office:string-value="CFG READ 3813 06">
            <text:p>CFG READ 3813 06</text:p>
          </table:table-cell>
          <table:table-cell office:value-type="string">
            <text:p>BRAKELIGHT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1">
          <table:table-cell office:value-type="string">
            <text:p>0x2920</text:p>
          </table:table-cell>
          <table:table-cell office:value-type="string">
            <text:p>0x05</text:p>
          </table:table-cell>
          <table:table-cell office:value-type="float" office:value="7250">
            <text:p>7250</text:p>
          </table:table-cell>
          <table:table-cell table:style-name="ce4" office:value-type="float" office:value="5814">
            <text:p>5814</text:p>
          </table:table-cell>
          <table:table-cell office:value-type="string">
            <text:p>Profile max fwd rpm</text:p>
          </table:table-cell>
          <table:table-cell/>
          <table:table-cell table:formula="of:=&quot;CFG READ &quot;&amp;MID([.A67];3;4)&amp;&quot; &quot;&amp;MID([.B67];3;2)" office:value-type="string" office:string-value="CFG READ 2920 05">
            <text:p>CFG READ 2920 05</text:p>
          </table:table-cell>
          <table:table-cell office:value-type="string">
            <text:p>SPEED</text:p>
          </table:table-cell>
          <table:table-cell table:number-columns-repeated="1016"/>
        </table:table-row>
        <table:table-row table:style-name="ro1">
          <table:table-cell office:value-type="string">
            <text:p>0x2920</text:p>
          </table:table-cell>
          <table:table-cell office:value-type="string">
            <text:p>0x06</text:p>
          </table:table-cell>
          <table:table-cell office:value-type="float" office:value="900">
            <text:p>900</text:p>
          </table:table-cell>
          <table:table-cell table:style-name="ce4" office:value-type="float" office:value="1307">
            <text:p>1307</text:p>
          </table:table-cell>
          <table:table-cell office:value-type="string">
            <text:p>Profile max rev rpm</text:p>
          </table:table-cell>
          <table:table-cell/>
          <table:table-cell table:formula="of:=&quot;CFG READ &quot;&amp;MID([.A68];3;4)&amp;&quot; &quot;&amp;MID([.B68];3;2)" office:value-type="string" office:string-value="CFG READ 2920 06">
            <text:p>CFG READ 2920 06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2d</text:p>
          </table:table-cell>
          <table:table-cell office:value-type="float" office:value="10000">
            <text:p>10000</text:p>
          </table:table-cell>
          <table:table-cell table:style-name="ce4" office:value-type="float" office:value="10000">
            <text:p>10000</text:p>
          </table:table-cell>
          <table:table-cell office:value-type="string">
            <text:p>Max use rpm</text:p>
          </table:table-cell>
          <table:table-cell/>
          <table:table-cell table:formula="of:=&quot;CFG READ &quot;&amp;MID([.A70];3;4)&amp;&quot; &quot;&amp;MID([.B70];3;2)" office:value-type="string" office:string-value="CFG READ 3813 2d">
            <text:p>CFG READ 3813 2d</text:p>
          </table:table-cell>
          <table:table-cell table:number-columns-repeated="1017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33</text:p>
          </table:table-cell>
          <table:table-cell office:value-type="float" office:value="7650">
            <text:p>7650</text:p>
          </table:table-cell>
          <table:table-cell table:style-name="ce4" office:value-type="float" office:value="6500">
            <text:p>6500</text:p>
          </table:table-cell>
          <table:table-cell office:value-type="string">
            <text:p>Overspeed start rpm</text:p>
          </table:table-cell>
          <table:table-cell/>
          <table:table-cell table:formula="of:=&quot;CFG READ &quot;&amp;MID([.A71];3;4)&amp;&quot; &quot;&amp;MID([.B71];3;2)" office:value-type="string" office:string-value="CFG READ 3813 33">
            <text:p>CFG READ 3813 33</text:p>
          </table:table-cell>
          <table:table-cell office:value-type="string">
            <text:p>SPEED</text:p>
          </table:table-cell>
          <table:table-cell table:number-columns-repeated="1016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34</text:p>
          </table:table-cell>
          <table:table-cell office:value-type="float" office:value="8050">
            <text:p>8050</text:p>
          </table:table-cell>
          <table:table-cell table:style-name="ce4" office:value-type="float" office:value="7200">
            <text:p>7200</text:p>
          </table:table-cell>
          <table:table-cell office:value-type="string">
            <text:p>Overspeed warning on</text:p>
          </table:table-cell>
          <table:table-cell/>
          <table:table-cell table:formula="of:=&quot;CFG READ &quot;&amp;MID([.A72];3;4)&amp;&quot; &quot;&amp;MID([.B72];3;2)" office:value-type="string" office:string-value="CFG READ 3813 34">
            <text:p>CFG READ 3813 34</text:p>
          </table:table-cell>
          <table:table-cell office:value-type="string">
            <text:p>SPEED</text:p>
          </table:table-cell>
          <table:table-cell table:number-columns-repeated="1016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35</text:p>
          </table:table-cell>
          <table:table-cell office:value-type="float" office:value="8050">
            <text:p>8050</text:p>
          </table:table-cell>
          <table:table-cell table:style-name="ce4" office:value-type="float" office:value="7200">
            <text:p>7200</text:p>
          </table:table-cell>
          <table:table-cell office:value-type="string">
            <text:p>Overspeed max rpm</text:p>
          </table:table-cell>
          <table:table-cell/>
          <table:table-cell table:formula="of:=&quot;CFG READ &quot;&amp;MID([.A73];3;4)&amp;&quot; &quot;&amp;MID([.B73];3;2)" office:value-type="string" office:string-value="CFG READ 3813 35">
            <text:p>CFG READ 3813 35</text:p>
          </table:table-cell>
          <table:table-cell office:value-type="string">
            <text:p>SPEED</text:p>
          </table:table-cell>
          <table:table-cell table:number-columns-repeated="1016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3b</text:p>
          </table:table-cell>
          <table:table-cell office:value-type="float" office:value="8500">
            <text:p>8500</text:p>
          </table:table-cell>
          <table:table-cell table:style-name="ce4" office:value-type="float" office:value="8500">
            <text:p>8500</text:p>
          </table:table-cell>
          <table:table-cell office:value-type="string">
            <text:p>Severe overspeed brakedown trigger</text:p>
          </table:table-cell>
          <table:table-cell/>
          <table:table-cell table:formula="of:=&quot;CFG READ &quot;&amp;MID([.A74];3;4)&amp;&quot; &quot;&amp;MID([.B74];3;2)" office:value-type="string" office:string-value="CFG READ 3813 3b">
            <text:p>CFG READ 3813 3b</text:p>
          </table:table-cell>
          <table:table-cell office:value-type="string">
            <text:p>SPEED</text:p>
          </table:table-cell>
          <table:table-cell table:number-columns-repeated="1016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3c</text:p>
          </table:table-cell>
          <table:table-cell office:value-type="float" office:value="7500">
            <text:p>7500</text:p>
          </table:table-cell>
          <table:table-cell table:style-name="ce4" office:value-type="float" office:value="6300">
            <text:p>6300</text:p>
          </table:table-cell>
          <table:table-cell office:value-type="string">
            <text:p>Overspeed warning off</text:p>
          </table:table-cell>
          <table:table-cell/>
          <table:table-cell table:formula="of:=&quot;CFG READ &quot;&amp;MID([.A75];3;4)&amp;&quot; &quot;&amp;MID([.B75];3;2)" office:value-type="string" office:string-value="CFG READ 3813 3c">
            <text:p>CFG READ 3813 3c</text:p>
          </table:table-cell>
          <table:table-cell office:value-type="string">
            <text:p>SPEED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1">
          <table:table-cell office:value-type="string">
            <text:p>0x2920</text:p>
          </table:table-cell>
          <table:table-cell office:value-type="string">
            <text:p>0x01</text:p>
          </table:table-cell>
          <table:table-cell office:value-type="float" office:value="1000">
            <text:p>1000</text:p>
          </table:table-cell>
          <table:table-cell table:style-name="ce4" office:value-type="float" office:value="1000">
            <text:p>1000</text:p>
          </table:table-cell>
          <table:table-cell office:value-type="string">
            <text:p>Power level fwd</text:p>
          </table:table-cell>
          <table:table-cell/>
          <table:table-cell table:formula="of:=&quot;CFG READ &quot;&amp;MID([.A77];3;4)&amp;&quot; &quot;&amp;MID([.B77];3;2)" office:value-type="string" office:string-value="CFG READ 2920 01">
            <text:p>CFG READ 2920 01</text:p>
          </table:table-cell>
          <table:table-cell office:value-type="string">
            <text:p>DRIVE</text:p>
          </table:table-cell>
          <table:table-cell table:number-columns-repeated="1016"/>
        </table:table-row>
        <table:table-row table:style-name="ro1">
          <table:table-cell office:value-type="string">
            <text:p>0x2920</text:p>
          </table:table-cell>
          <table:table-cell office:value-type="string">
            <text:p>0x03</text:p>
          </table:table-cell>
          <table:table-cell office:value-type="float" office:value="182">
            <text:p>182</text:p>
          </table:table-cell>
          <table:table-cell table:style-name="ce4" office:value-type="float" office:value="209">
            <text:p>209</text:p>
          </table:table-cell>
          <table:table-cell office:value-type="string">
            <text:p>Recup level neutral brake</text:p>
          </table:table-cell>
          <table:table-cell/>
          <table:table-cell table:formula="of:=&quot;CFG READ &quot;&amp;MID([.A78];3;4)&amp;&quot; &quot;&amp;MID([.B78];3;2)" office:value-type="string" office:string-value="CFG READ 2920 03">
            <text:p>CFG READ 2920 03</text:p>
          </table:table-cell>
          <table:table-cell office:value-type="string">
            <text:p>RECUP</text:p>
          </table:table-cell>
          <table:table-cell table:number-columns-repeated="1016"/>
        </table:table-row>
        <table:table-row table:style-name="ro1">
          <table:table-cell office:value-type="string">
            <text:p>0x2920</text:p>
          </table:table-cell>
          <table:table-cell office:value-type="string">
            <text:p>0x04</text:p>
          </table:table-cell>
          <table:table-cell office:value-type="float" office:value="182">
            <text:p>182</text:p>
          </table:table-cell>
          <table:table-cell table:style-name="ce4" office:value-type="float" office:value="209">
            <text:p>209</text:p>
          </table:table-cell>
          <table:table-cell office:value-type="string">
            <text:p>Recup level foot brake</text:p>
          </table:table-cell>
          <table:table-cell/>
          <table:table-cell table:formula="of:=&quot;CFG READ &quot;&amp;MID([.A79];3;4)&amp;&quot; &quot;&amp;MID([.B79];3;2)" office:value-type="string" office:string-value="CFG READ 2920 04">
            <text:p>CFG READ 2920 04</text:p>
          </table:table-cell>
          <table:table-cell office:value-type="string">
            <text:p>RECUP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07</text:p>
          </table:table-cell>
          <table:table-cell office:value-type="float" office:value="32767">
            <text:p>32767</text:p>
          </table:table-cell>
          <table:table-cell table:style-name="ce4" office:value-type="float" office:value="32767">
            <text:p>32767</text:p>
          </table:table-cell>
          <table:table-cell office:value-type="string">
            <text:p>TS map brake level 1</text:p>
          </table:table-cell>
          <table:table-cell/>
          <table:table-cell table:formula="of:=&quot;CFG READ &quot;&amp;MID([.A81];3;4)&amp;&quot; &quot;&amp;MID([.B81];3;2)" office:value-type="string" office:string-value="CFG READ 3813 07">
            <text:p>CFG READ 3813 07</text:p>
          </table:table-cell>
          <table:table-cell office:value-type="string">
            <text:p>TSMAP B</text:p>
          </table:table-cell>
          <table:table-cell table:number-columns-repeated="1016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08</text:p>
          </table:table-cell>
          <table:table-cell office:value-type="float" office:value="3000">
            <text:p>3000</text:p>
          </table:table-cell>
          <table:table-cell table:style-name="ce4" office:value-type="float" office:value="4357">
            <text:p>4357</text:p>
          </table:table-cell>
          <table:table-cell office:value-type="string">
            <text:p>TS map brake rpm 1</text:p>
          </table:table-cell>
          <table:table-cell/>
          <table:table-cell table:formula="of:=&quot;CFG READ &quot;&amp;MID([.A82];3;4)&amp;&quot; &quot;&amp;MID([.B82];3;2)" office:value-type="string" office:string-value="CFG READ 3813 08">
            <text:p>CFG READ 3813 08</text:p>
          </table:table-cell>
          <table:table-cell table:number-columns-repeated="1017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09</text:p>
          </table:table-cell>
          <table:table-cell office:value-type="float" office:value="26214">
            <text:p>26214</text:p>
          </table:table-cell>
          <table:table-cell table:style-name="ce4" office:value-type="float" office:value="26214">
            <text:p>26214</text:p>
          </table:table-cell>
          <table:table-cell office:value-type="string">
            <text:p>TS map brake level 2</text:p>
          </table:table-cell>
          <table:table-cell/>
          <table:table-cell table:formula="of:=&quot;CFG READ &quot;&amp;MID([.A83];3;4)&amp;&quot; &quot;&amp;MID([.B83];3;2)" office:value-type="string" office:string-value="CFG READ 3813 09">
            <text:p>CFG READ 3813 09</text:p>
          </table:table-cell>
          <table:table-cell office:value-type="string">
            <text:p>TSMAP B</text:p>
          </table:table-cell>
          <table:table-cell table:number-columns-repeated="1016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0a</text:p>
          </table:table-cell>
          <table:table-cell office:value-type="float" office:value="3500">
            <text:p>3500</text:p>
          </table:table-cell>
          <table:table-cell table:style-name="ce4" office:value-type="float" office:value="5083">
            <text:p>5083</text:p>
          </table:table-cell>
          <table:table-cell office:value-type="string">
            <text:p>TS map brake rpm 2</text:p>
          </table:table-cell>
          <table:table-cell/>
          <table:table-cell table:formula="of:=&quot;CFG READ &quot;&amp;MID([.A84];3;4)&amp;&quot; &quot;&amp;MID([.B84];3;2)" office:value-type="string" office:string-value="CFG READ 3813 0a">
            <text:p>CFG READ 3813 0a</text:p>
          </table:table-cell>
          <table:table-cell table:number-columns-repeated="1017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0b</text:p>
          </table:table-cell>
          <table:table-cell office:value-type="float" office:value="16383">
            <text:p>16383</text:p>
          </table:table-cell>
          <table:table-cell table:style-name="ce4" office:value-type="float" office:value="16383">
            <text:p>16383</text:p>
          </table:table-cell>
          <table:table-cell office:value-type="string">
            <text:p>TS map brake level 3</text:p>
          </table:table-cell>
          <table:table-cell/>
          <table:table-cell table:formula="of:=&quot;CFG READ &quot;&amp;MID([.A85];3;4)&amp;&quot; &quot;&amp;MID([.B85];3;2)" office:value-type="string" office:string-value="CFG READ 3813 0b">
            <text:p>CFG READ 3813 0b</text:p>
          </table:table-cell>
          <table:table-cell office:value-type="string">
            <text:p>TSMAP B</text:p>
          </table:table-cell>
          <table:table-cell table:number-columns-repeated="1016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0c</text:p>
          </table:table-cell>
          <table:table-cell office:value-type="float" office:value="4500">
            <text:p>4500</text:p>
          </table:table-cell>
          <table:table-cell table:style-name="ce4" office:value-type="float" office:value="6535">
            <text:p>6535</text:p>
          </table:table-cell>
          <table:table-cell office:value-type="string">
            <text:p>TS map brake rpm 3</text:p>
          </table:table-cell>
          <table:table-cell/>
          <table:table-cell table:formula="of:=&quot;CFG READ &quot;&amp;MID([.A86];3;4)&amp;&quot; &quot;&amp;MID([.B86];3;2)" office:value-type="string" office:string-value="CFG READ 3813 0c">
            <text:p>CFG READ 3813 0c</text:p>
          </table:table-cell>
          <table:table-cell table:number-columns-repeated="1017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0d</text:p>
          </table:table-cell>
          <table:table-cell office:value-type="float" office:value="6553">
            <text:p>6553</text:p>
          </table:table-cell>
          <table:table-cell table:style-name="ce4" office:value-type="float" office:value="6553">
            <text:p>6553</text:p>
          </table:table-cell>
          <table:table-cell office:value-type="string">
            <text:p>TS map brake level 4</text:p>
          </table:table-cell>
          <table:table-cell/>
          <table:table-cell table:formula="of:=&quot;CFG READ &quot;&amp;MID([.A87];3;4)&amp;&quot; &quot;&amp;MID([.B87];3;2)" office:value-type="string" office:string-value="CFG READ 3813 0d">
            <text:p>CFG READ 3813 0d</text:p>
          </table:table-cell>
          <table:table-cell office:value-type="string">
            <text:p>TSMAP B</text:p>
          </table:table-cell>
          <table:table-cell table:number-columns-repeated="1016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0e</text:p>
          </table:table-cell>
          <table:table-cell office:value-type="float" office:value="6000">
            <text:p>6000</text:p>
          </table:table-cell>
          <table:table-cell table:style-name="ce4" office:value-type="float" office:value="8714">
            <text:p>8714</text:p>
          </table:table-cell>
          <table:table-cell office:value-type="string">
            <text:p>TS map brake rpm 4</text:p>
          </table:table-cell>
          <table:table-cell/>
          <table:table-cell table:formula="of:=&quot;CFG READ &quot;&amp;MID([.A88];3;4)&amp;&quot; &quot;&amp;MID([.B88];3;2)" office:value-type="string" office:string-value="CFG READ 3813 0e">
            <text:p>CFG READ 3813 0e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1b</text:p>
          </table:table-cell>
          <table:table-cell office:value-type="float" office:value="32767">
            <text:p>32767</text:p>
          </table:table-cell>
          <table:table-cell table:style-name="ce4" office:value-type="float" office:value="32767">
            <text:p>32767</text:p>
          </table:table-cell>
          <table:table-cell office:value-type="string">
            <text:p>TS map neutral level 1</text:p>
          </table:table-cell>
          <table:table-cell/>
          <table:table-cell table:formula="of:=&quot;CFG READ &quot;&amp;MID([.A90];3;4)&amp;&quot; &quot;&amp;MID([.B90];3;2)" office:value-type="string" office:string-value="CFG READ 3813 1b">
            <text:p>CFG READ 3813 1b</text:p>
          </table:table-cell>
          <table:table-cell office:value-type="string">
            <text:p>TSMAP N</text:p>
          </table:table-cell>
          <table:table-cell table:number-columns-repeated="1016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1c</text:p>
          </table:table-cell>
          <table:table-cell office:value-type="float" office:value="3000">
            <text:p>3000</text:p>
          </table:table-cell>
          <table:table-cell table:style-name="ce4" office:value-type="float" office:value="4357">
            <text:p>4357</text:p>
          </table:table-cell>
          <table:table-cell office:value-type="string">
            <text:p>TS map neutral rpm 1</text:p>
          </table:table-cell>
          <table:table-cell/>
          <table:table-cell table:formula="of:=&quot;CFG READ &quot;&amp;MID([.A91];3;4)&amp;&quot; &quot;&amp;MID([.B91];3;2)" office:value-type="string" office:string-value="CFG READ 3813 1c">
            <text:p>CFG READ 3813 1c</text:p>
          </table:table-cell>
          <table:table-cell table:number-columns-repeated="1017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1d</text:p>
          </table:table-cell>
          <table:table-cell office:value-type="float" office:value="26214">
            <text:p>26214</text:p>
          </table:table-cell>
          <table:table-cell table:style-name="ce4" office:value-type="float" office:value="26214">
            <text:p>26214</text:p>
          </table:table-cell>
          <table:table-cell office:value-type="string">
            <text:p>TS map neutral level 2</text:p>
          </table:table-cell>
          <table:table-cell/>
          <table:table-cell table:formula="of:=&quot;CFG READ &quot;&amp;MID([.A92];3;4)&amp;&quot; &quot;&amp;MID([.B92];3;2)" office:value-type="string" office:string-value="CFG READ 3813 1d">
            <text:p>CFG READ 3813 1d</text:p>
          </table:table-cell>
          <table:table-cell office:value-type="string">
            <text:p>TSMAP N</text:p>
          </table:table-cell>
          <table:table-cell table:number-columns-repeated="1016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1e</text:p>
          </table:table-cell>
          <table:table-cell office:value-type="float" office:value="3500">
            <text:p>3500</text:p>
          </table:table-cell>
          <table:table-cell table:style-name="ce4" office:value-type="float" office:value="5083">
            <text:p>5083</text:p>
          </table:table-cell>
          <table:table-cell office:value-type="string">
            <text:p>TS map neutral rpm 2</text:p>
          </table:table-cell>
          <table:table-cell/>
          <table:table-cell table:formula="of:=&quot;CFG READ &quot;&amp;MID([.A93];3;4)&amp;&quot; &quot;&amp;MID([.B93];3;2)" office:value-type="string" office:string-value="CFG READ 3813 1e">
            <text:p>CFG READ 3813 1e</text:p>
          </table:table-cell>
          <table:table-cell table:number-columns-repeated="1017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1f</text:p>
          </table:table-cell>
          <table:table-cell office:value-type="float" office:value="16383">
            <text:p>16383</text:p>
          </table:table-cell>
          <table:table-cell table:style-name="ce4" office:value-type="float" office:value="16383">
            <text:p>16383</text:p>
          </table:table-cell>
          <table:table-cell office:value-type="string">
            <text:p>TS map neutral level 3</text:p>
          </table:table-cell>
          <table:table-cell/>
          <table:table-cell table:formula="of:=&quot;CFG READ &quot;&amp;MID([.A94];3;4)&amp;&quot; &quot;&amp;MID([.B94];3;2)" office:value-type="string" office:string-value="CFG READ 3813 1f">
            <text:p>CFG READ 3813 1f</text:p>
          </table:table-cell>
          <table:table-cell office:value-type="string">
            <text:p>TSMAP N</text:p>
          </table:table-cell>
          <table:table-cell table:number-columns-repeated="1016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20</text:p>
          </table:table-cell>
          <table:table-cell office:value-type="float" office:value="4500">
            <text:p>4500</text:p>
          </table:table-cell>
          <table:table-cell table:style-name="ce4" office:value-type="float" office:value="6535">
            <text:p>6535</text:p>
          </table:table-cell>
          <table:table-cell office:value-type="string">
            <text:p>TS map neutral rpm 3</text:p>
          </table:table-cell>
          <table:table-cell/>
          <table:table-cell table:formula="of:=&quot;CFG READ &quot;&amp;MID([.A95];3;4)&amp;&quot; &quot;&amp;MID([.B95];3;2)" office:value-type="string" office:string-value="CFG READ 3813 20">
            <text:p>CFG READ 3813 20</text:p>
          </table:table-cell>
          <table:table-cell table:number-columns-repeated="1017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21</text:p>
          </table:table-cell>
          <table:table-cell office:value-type="float" office:value="6553">
            <text:p>6553</text:p>
          </table:table-cell>
          <table:table-cell table:style-name="ce4" office:value-type="float" office:value="6553">
            <text:p>6553</text:p>
          </table:table-cell>
          <table:table-cell office:value-type="string">
            <text:p>TS map neutral level 4</text:p>
          </table:table-cell>
          <table:table-cell/>
          <table:table-cell table:formula="of:=&quot;CFG READ &quot;&amp;MID([.A96];3;4)&amp;&quot; &quot;&amp;MID([.B96];3;2)" office:value-type="string" office:string-value="CFG READ 3813 21">
            <text:p>CFG READ 3813 21</text:p>
          </table:table-cell>
          <table:table-cell office:value-type="string">
            <text:p>TSMAP N</text:p>
          </table:table-cell>
          <table:table-cell table:number-columns-repeated="1016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22</text:p>
          </table:table-cell>
          <table:table-cell office:value-type="float" office:value="6000">
            <text:p>6000</text:p>
          </table:table-cell>
          <table:table-cell table:style-name="ce4" office:value-type="float" office:value="8714">
            <text:p>8714</text:p>
          </table:table-cell>
          <table:table-cell office:value-type="string">
            <text:p>TS map neutral rpm 4</text:p>
          </table:table-cell>
          <table:table-cell/>
          <table:table-cell table:formula="of:=&quot;CFG READ &quot;&amp;MID([.A97];3;4)&amp;&quot; &quot;&amp;MID([.B97];3;2)" office:value-type="string" office:string-value="CFG READ 3813 22">
            <text:p>CFG READ 3813 2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24</text:p>
          </table:table-cell>
          <table:table-cell office:value-type="float" office:value="32767">
            <text:p>32767</text:p>
          </table:table-cell>
          <table:table-cell table:style-name="ce4" office:value-type="float" office:value="32767">
            <text:p>32767</text:p>
          </table:table-cell>
          <table:table-cell office:value-type="string">
            <text:p>TS map drive level 1</text:p>
          </table:table-cell>
          <table:table-cell/>
          <table:table-cell table:formula="of:=&quot;CFG READ &quot;&amp;MID([.A99];3;4)&amp;&quot; &quot;&amp;MID([.B99];3;2)" office:value-type="string" office:string-value="CFG READ 3813 24">
            <text:p>CFG READ 3813 24</text:p>
          </table:table-cell>
          <table:table-cell office:value-type="string">
            <text:p>TSMAP D</text:p>
          </table:table-cell>
          <table:table-cell table:number-columns-repeated="1016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25</text:p>
          </table:table-cell>
          <table:table-cell office:value-type="float" office:value="3000">
            <text:p>3000</text:p>
          </table:table-cell>
          <table:table-cell table:style-name="ce4" office:value-type="float" office:value="3000">
            <text:p>3000</text:p>
          </table:table-cell>
          <table:table-cell office:value-type="string">
            <text:p>TS map drive rpm 1</text:p>
          </table:table-cell>
          <table:table-cell/>
          <table:table-cell table:formula="of:=&quot;CFG READ &quot;&amp;MID([.A100];3;4)&amp;&quot; &quot;&amp;MID([.B100];3;2)" office:value-type="string" office:string-value="CFG READ 3813 25">
            <text:p>CFG READ 3813 25</text:p>
          </table:table-cell>
          <table:table-cell table:number-columns-repeated="1017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26</text:p>
          </table:table-cell>
          <table:table-cell office:value-type="float" office:value="32767">
            <text:p>32767</text:p>
          </table:table-cell>
          <table:table-cell table:style-name="ce4" office:value-type="float" office:value="32767">
            <text:p>32767</text:p>
          </table:table-cell>
          <table:table-cell office:value-type="string">
            <text:p>TS map drive level 2</text:p>
          </table:table-cell>
          <table:table-cell/>
          <table:table-cell table:formula="of:=&quot;CFG READ &quot;&amp;MID([.A101];3;4)&amp;&quot; &quot;&amp;MID([.B101];3;2)" office:value-type="string" office:string-value="CFG READ 3813 26">
            <text:p>CFG READ 3813 26</text:p>
          </table:table-cell>
          <table:table-cell office:value-type="string">
            <text:p>TSMAP D</text:p>
          </table:table-cell>
          <table:table-cell table:number-columns-repeated="1016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27</text:p>
          </table:table-cell>
          <table:table-cell office:value-type="float" office:value="3500">
            <text:p>3500</text:p>
          </table:table-cell>
          <table:table-cell table:style-name="ce4" office:value-type="float" office:value="3500">
            <text:p>3500</text:p>
          </table:table-cell>
          <table:table-cell office:value-type="string">
            <text:p>TS map drive rpm 2</text:p>
          </table:table-cell>
          <table:table-cell/>
          <table:table-cell table:formula="of:=&quot;CFG READ &quot;&amp;MID([.A102];3;4)&amp;&quot; &quot;&amp;MID([.B102];3;2)" office:value-type="string" office:string-value="CFG READ 3813 27">
            <text:p>CFG READ 3813 27</text:p>
          </table:table-cell>
          <table:table-cell table:number-columns-repeated="1017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28</text:p>
          </table:table-cell>
          <table:table-cell office:value-type="float" office:value="32767">
            <text:p>32767</text:p>
          </table:table-cell>
          <table:table-cell table:style-name="ce4" office:value-type="float" office:value="32767">
            <text:p>32767</text:p>
          </table:table-cell>
          <table:table-cell office:value-type="string">
            <text:p>TS map drive level 3</text:p>
          </table:table-cell>
          <table:table-cell/>
          <table:table-cell table:formula="of:=&quot;CFG READ &quot;&amp;MID([.A103];3;4)&amp;&quot; &quot;&amp;MID([.B103];3;2)" office:value-type="string" office:string-value="CFG READ 3813 28">
            <text:p>CFG READ 3813 28</text:p>
          </table:table-cell>
          <table:table-cell office:value-type="string">
            <text:p>TSMAP D</text:p>
          </table:table-cell>
          <table:table-cell table:number-columns-repeated="1016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29</text:p>
          </table:table-cell>
          <table:table-cell office:value-type="float" office:value="4500">
            <text:p>4500</text:p>
          </table:table-cell>
          <table:table-cell table:style-name="ce4" office:value-type="float" office:value="4500">
            <text:p>4500</text:p>
          </table:table-cell>
          <table:table-cell office:value-type="string">
            <text:p>TS map drive rpm 3</text:p>
          </table:table-cell>
          <table:table-cell/>
          <table:table-cell table:formula="of:=&quot;CFG READ &quot;&amp;MID([.A104];3;4)&amp;&quot; &quot;&amp;MID([.B104];3;2)" office:value-type="string" office:string-value="CFG READ 3813 29">
            <text:p>CFG READ 3813 29</text:p>
          </table:table-cell>
          <table:table-cell table:number-columns-repeated="1017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2a</text:p>
          </table:table-cell>
          <table:table-cell office:value-type="float" office:value="32767">
            <text:p>32767</text:p>
          </table:table-cell>
          <table:table-cell table:style-name="ce4" office:value-type="float" office:value="32767">
            <text:p>32767</text:p>
          </table:table-cell>
          <table:table-cell office:value-type="string">
            <text:p>TS map drive level 4</text:p>
          </table:table-cell>
          <table:table-cell/>
          <table:table-cell table:formula="of:=&quot;CFG READ &quot;&amp;MID([.A105];3;4)&amp;&quot; &quot;&amp;MID([.B105];3;2)" office:value-type="string" office:string-value="CFG READ 3813 2a">
            <text:p>CFG READ 3813 2a</text:p>
          </table:table-cell>
          <table:table-cell office:value-type="string">
            <text:p>TSMAP D</text:p>
          </table:table-cell>
          <table:table-cell table:number-columns-repeated="1016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2b</text:p>
          </table:table-cell>
          <table:table-cell office:value-type="float" office:value="6000">
            <text:p>6000</text:p>
          </table:table-cell>
          <table:table-cell table:style-name="ce4" office:value-type="float" office:value="6000">
            <text:p>6000</text:p>
          </table:table-cell>
          <table:table-cell office:value-type="string">
            <text:p>TS map drive rpm 4</text:p>
          </table:table-cell>
          <table:table-cell/>
          <table:table-cell table:formula="of:=&quot;CFG READ &quot;&amp;MID([.A106];3;4)&amp;&quot; &quot;&amp;MID([.B106];3;2)" office:value-type="string" office:string-value="CFG READ 3813 2b">
            <text:p>CFG READ 3813 2b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1">
          <table:table-cell office:value-type="string">
            <text:p>0x290a</text:p>
          </table:table-cell>
          <table:table-cell office:value-type="string">
            <text:p>0x01</text:p>
          </table:table-cell>
          <table:table-cell office:value-type="float" office:value="8">
            <text:p>8</text:p>
          </table:table-cell>
          <table:table-cell table:style-name="ce4" office:value-type="float" office:value="8">
            <text:p>8</text:p>
          </table:table-cell>
          <table:table-cell office:value-type="string">
            <text:p>Smooth curve shape</text:p>
          </table:table-cell>
          <table:table-cell/>
          <table:table-cell table:formula="of:=&quot;CFG READ &quot;&amp;MID([.A108];3;4)&amp;&quot; &quot;&amp;MID([.B108];3;2)" office:value-type="string" office:string-value="CFG READ 290a 01">
            <text:p>CFG READ 290a 01</text:p>
          </table:table-cell>
          <table:table-cell office:value-type="string">
            <text:p>SMOOTH</text:p>
          </table:table-cell>
          <table:table-cell table:number-columns-repeated="1016"/>
        </table:table-row>
        <table:table-row table:style-name="ro1">
          <table:table-cell office:value-type="string">
            <text:p>0x290a</text:p>
          </table:table-cell>
          <table:table-cell office:value-type="string">
            <text:p>0x02</text:p>
          </table:table-cell>
          <table:table-cell office:value-type="float" office:value="127">
            <text:p>127</text:p>
          </table:table-cell>
          <table:table-cell table:style-name="ce4" office:value-type="float" office:value="127">
            <text:p>127</text:p>
          </table:table-cell>
          <table:table-cell office:value-type="string">
            <text:p>Smooth ramp speed</text:p>
          </table:table-cell>
          <table:table-cell/>
          <table:table-cell table:formula="of:=&quot;CFG READ &quot;&amp;MID([.A109];3;4)&amp;&quot; &quot;&amp;MID([.B109];3;2)" office:value-type="string" office:string-value="CFG READ 290a 02">
            <text:p>CFG READ 290a 02</text:p>
          </table:table-cell>
          <table:table-cell table:number-columns-repeated="1017"/>
        </table:table-row>
        <table:table-row table:style-name="ro1">
          <table:table-cell office:value-type="string">
            <text:p>0x290a</text:p>
          </table:table-cell>
          <table:table-cell office:value-type="string">
            <text:p>0x03</text:p>
          </table:table-cell>
          <table:table-cell office:value-type="float" office:value="800">
            <text:p>800</text:p>
          </table:table-cell>
          <table:table-cell table:style-name="ce4" office:value-type="float" office:value="800">
            <text:p>800</text:p>
          </table:table-cell>
          <table:table-cell office:value-type="string">
            <text:p>Smooth ramp disable delta rpm</text:p>
          </table:table-cell>
          <table:table-cell/>
          <table:table-cell table:formula="of:=&quot;CFG READ &quot;&amp;MID([.A110];3;4)&amp;&quot; &quot;&amp;MID([.B110];3;2)" office:value-type="string" office:string-value="CFG READ 290a 03">
            <text:p>CFG READ 290a 03</text:p>
          </table:table-cell>
          <table:table-cell office:value-type="string">
            <text:p>SMOOTH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1">
          <table:table-cell office:value-type="string">
            <text:p>0x291c</text:p>
          </table:table-cell>
          <table:table-cell office:value-type="string">
            <text:p>0x01</text:p>
          </table:table-cell>
          <table:table-cell office:value-type="float" office:value="60">
            <text:p>60</text:p>
          </table:table-cell>
          <table:table-cell table:style-name="ce4" office:value-type="float" office:value="80">
            <text:p>80</text:p>
          </table:table-cell>
          <table:table-cell office:value-type="string">
            <text:p>Start ramp end torque</text:p>
          </table:table-cell>
          <table:table-cell/>
          <table:table-cell table:formula="of:=&quot;CFG READ &quot;&amp;MID([.A112];3;4)&amp;&quot; &quot;&amp;MID([.B112];3;2)" office:value-type="string" office:string-value="CFG READ 291c 01">
            <text:p>CFG READ 291c 01</text:p>
          </table:table-cell>
          <table:table-cell table:number-columns-repeated="1017"/>
        </table:table-row>
        <table:table-row table:style-name="ro1">
          <table:table-cell office:value-type="string">
            <text:p>0x291c</text:p>
          </table:table-cell>
          <table:table-cell office:value-type="string">
            <text:p>0x02</text:p>
          </table:table-cell>
          <table:table-cell office:value-type="float" office:value="400">
            <text:p>400</text:p>
          </table:table-cell>
          <table:table-cell table:style-name="ce4" office:value-type="float" office:value="300">
            <text:p>300</text:p>
          </table:table-cell>
          <table:table-cell office:value-type="string">
            <text:p>Start ramp speed</text:p>
          </table:table-cell>
          <table:table-cell/>
          <table:table-cell table:formula="of:=&quot;CFG READ &quot;&amp;MID([.A113];3;4)&amp;&quot; &quot;&amp;MID([.B113];3;2)" office:value-type="string" office:string-value="CFG READ 291c 02">
            <text:p>CFG READ 291c 02</text:p>
          </table:table-cell>
          <table:table-cell office:value-type="string">
            <text:p>RAMPS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1">
          <table:table-cell office:value-type="string">
            <text:p>0x2920</text:p>
          </table:table-cell>
          <table:table-cell office:value-type="string">
            <text:p>0x07</text:p>
          </table:table-cell>
          <table:table-cell office:value-type="float" office:value="2500">
            <text:p>2500</text:p>
          </table:table-cell>
          <table:table-cell table:style-name="ce4" office:value-type="float" office:value="2083">
            <text:p>2083</text:p>
          </table:table-cell>
          <table:table-cell office:value-type="string">
            <text:p>Ramp accel</text:p>
          </table:table-cell>
          <table:table-cell/>
          <table:table-cell table:formula="of:=&quot;CFG READ &quot;&amp;MID([.A115];3;4)&amp;&quot; &quot;&amp;MID([.B115];3;2)" office:value-type="string" office:string-value="CFG READ 2920 07">
            <text:p>CFG READ 2920 07</text:p>
          </table:table-cell>
          <table:table-cell office:value-type="string">
            <text:p>RAMPS</text:p>
          </table:table-cell>
          <table:table-cell table:number-columns-repeated="1016"/>
        </table:table-row>
        <table:table-row table:style-name="ro1">
          <table:table-cell office:value-type="string">
            <text:p>0x2920</text:p>
          </table:table-cell>
          <table:table-cell office:value-type="string">
            <text:p>0x0b</text:p>
          </table:table-cell>
          <table:table-cell office:value-type="float" office:value="2000">
            <text:p>2000</text:p>
          </table:table-cell>
          <table:table-cell table:style-name="ce4" office:value-type="float" office:value="2000">
            <text:p>2000</text:p>
          </table:table-cell>
          <table:table-cell office:value-type="string">
            <text:p>Ramp decel</text:p>
          </table:table-cell>
          <table:table-cell/>
          <table:table-cell table:formula="of:=&quot;CFG READ &quot;&amp;MID([.A116];3;4)&amp;&quot; &quot;&amp;MID([.B116];3;2)" office:value-type="string" office:string-value="CFG READ 2920 0b">
            <text:p>CFG READ 2920 0b</text:p>
          </table:table-cell>
          <table:table-cell office:value-type="string">
            <text:p>RAMPS</text:p>
          </table:table-cell>
          <table:table-cell table:number-columns-repeated="1016"/>
        </table:table-row>
        <table:table-row table:style-name="ro1">
          <table:table-cell office:value-type="string">
            <text:p>0x2920</text:p>
          </table:table-cell>
          <table:table-cell office:value-type="string">
            <text:p>0x0d</text:p>
          </table:table-cell>
          <table:table-cell office:value-type="float" office:value="4000">
            <text:p>4000</text:p>
          </table:table-cell>
          <table:table-cell table:style-name="ce4" office:value-type="float" office:value="4000">
            <text:p>4000</text:p>
          </table:table-cell>
          <table:table-cell office:value-type="string">
            <text:p>Ramp neutral</text:p>
          </table:table-cell>
          <table:table-cell/>
          <table:table-cell table:formula="of:=&quot;CFG READ &quot;&amp;MID([.A117];3;4)&amp;&quot; &quot;&amp;MID([.B117];3;2)" office:value-type="string" office:string-value="CFG READ 2920 0d">
            <text:p>CFG READ 2920 0d</text:p>
          </table:table-cell>
          <table:table-cell office:value-type="string">
            <text:p>RAMPS</text:p>
          </table:table-cell>
          <table:table-cell table:number-columns-repeated="1016"/>
        </table:table-row>
        <table:table-row table:style-name="ro1">
          <table:table-cell office:value-type="string">
            <text:p>0x2920</text:p>
          </table:table-cell>
          <table:table-cell office:value-type="string">
            <text:p>0x0e</text:p>
          </table:table-cell>
          <table:table-cell office:value-type="float" office:value="4000">
            <text:p>4000</text:p>
          </table:table-cell>
          <table:table-cell table:style-name="ce4" office:value-type="float" office:value="4000">
            <text:p>4000</text:p>
          </table:table-cell>
          <table:table-cell office:value-type="string">
            <text:p>Ramp footbrake</text:p>
          </table:table-cell>
          <table:table-cell/>
          <table:table-cell table:formula="of:=&quot;CFG READ &quot;&amp;MID([.A118];3;4)&amp;&quot; &quot;&amp;MID([.B118];3;2)" office:value-type="string" office:string-value="CFG READ 2920 0e">
            <text:p>CFG READ 2920 0e</text:p>
          </table:table-cell>
          <table:table-cell office:value-type="string">
            <text:p>RAMPS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1">
          <table:table-cell office:value-type="string">
            <text:p>0x2920</text:p>
          </table:table-cell>
          <table:table-cell office:value-type="string">
            <text:p>0x0f</text:p>
          </table:table-cell>
          <table:table-cell office:value-type="float" office:value="6000">
            <text:p>6000</text:p>
          </table:table-cell>
          <table:table-cell table:style-name="ce4" office:value-type="float" office:value="6000">
            <text:p>6000</text:p>
          </table:table-cell>
          <table:table-cell office:value-type="string">
            <text:p>Ramp up limit rpm/s</text:p>
          </table:table-cell>
          <table:table-cell/>
          <table:table-cell table:formula="of:=&quot;CFG READ &quot;&amp;MID([.A120];3;4)&amp;&quot; &quot;&amp;MID([.B120];3;2)" office:value-type="string" office:string-value="CFG READ 2920 0f">
            <text:p>CFG READ 2920 0f</text:p>
          </table:table-cell>
          <table:table-cell table:number-columns-repeated="1017"/>
        </table:table-row>
        <table:table-row table:style-name="ro1">
          <table:table-cell office:value-type="string">
            <text:p>0x2920</text:p>
          </table:table-cell>
          <table:table-cell office:value-type="string">
            <text:p>0x10</text:p>
          </table:table-cell>
          <table:table-cell office:value-type="float" office:value="6000">
            <text:p>6000</text:p>
          </table:table-cell>
          <table:table-cell table:style-name="ce4" office:value-type="float" office:value="6000">
            <text:p>6000</text:p>
          </table:table-cell>
          <table:table-cell office:value-type="string">
            <text:p>Ramp down limit rpm/s</text:p>
          </table:table-cell>
          <table:table-cell/>
          <table:table-cell table:formula="of:=&quot;CFG READ &quot;&amp;MID([.A121];3;4)&amp;&quot; &quot;&amp;MID([.B121];3;2)" office:value-type="string" office:string-value="CFG READ 2920 10">
            <text:p>CFG READ 2920 10</text:p>
          </table:table-cell>
          <table:table-cell table:number-columns-repeated="1017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1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£</number:text>
      <number:number number:decimal-places="0" number:min-integer-digits="1" number:grouping="true"/>
    </number:number-style>
    <number:number-style style:name="N110">
      <style:text-properties fo:color="#ff0000"/>
      <number:text>-£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2" number:min-integer-digits="1" number:grouping="true"/>
    </number:number-style>
    <number:number-style style:name="N113">
      <style:text-properties fo:color="#ff0000"/>
      <number:text>-£</number:text>
      <number:number number:decimal-places="2" number:min-integer-digits="1" number:grouping="true"/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-</number:text>
      <number:number number:decimal-places="0" number:min-integer-digits="1" number:grouping="true"/>
      <number:text> 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£</number:text>
      <number:number number:decimal-places="0" number:min-integer-digits="1" number:grouping="true"/>
      <number:text> </number:text>
    </number:number-style>
    <number:number-style style:name="N121P1" style:volatile="true">
      <number:text>-£</number:text>
      <number:number number:decimal-places="0" number:min-integer-digits="1" number:grouping="true"/>
      <number:text> </number:text>
    </number:number-style>
    <number:number-style style:name="N121P2" style:volatile="true">
      <number:text> £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number:min-integer-digits="1" number:grouping="true"/>
      <number:text> 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£</number:text>
      <number:number number:decimal-places="2" number:min-integer-digits="1" number:grouping="true"/>
      <number:text> </number:text>
    </number:number-style>
    <number:number-style style:name="N129P1" style:volatile="true">
      <number:text>-£</number:text>
      <number:number number:decimal-places="2" number:min-integer-digits="1" number:grouping="true"/>
      <number:text> </number:text>
    </number:number-style>
    <number:number-style style:name="N129P2" style:volatile="true">
      <number:text> £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$</number:text>
      <number:number number:decimal-places="0" number:min-integer-digits="1" number:grouping="true"/>
      <number:text> </number:text>
    </number:number-style>
    <number:number-style style:name="N135">
      <number:text>($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0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$</number:text>
      <number:number number:decimal-places="2" number:min-integer-digits="1" number:grouping="true"/>
      <number:text> </number:text>
    </number:number-style>
    <number:number-style style:name="N138">
      <number:text>($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2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5P0" style:volatile="true">
      <number:number number:decimal-places="0" number:min-integer-digits="1" number:grouping="true"/>
      <number:text> </number:text>
    </number:number-style>
    <number:number-style style:name="N145P1" style:volatile="true">
      <number:text> (</number:text>
      <number:number number:decimal-places="0" number:min-integer-digits="1" number:grouping="true"/>
      <number:text>)</number:text>
    </number:number-style>
    <number:number-style style:name="N145P2" style:volatile="true">
      <number:text> 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 $(</number:text>
      <number:number number: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P1" style:volatile="true">
      <number:text> (</number:text>
      <number:number number:decimal-places="2" number:min-integer-digits="1" number:grouping="true"/>
      <number:text>)</number:text>
    </number:number-style>
    <number:number-style style:name="N151P2" style:volatile="true">
      <number:text>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number number:decimal-places="0" number:min-integer-digits="1" number:grouping="true"/>
      <number:text> €</number:text>
    </number:number-style>
    <number:number-style style:name="N153">
      <number:text>-</number:text>
      <number:number number:decimal-places="0" number:min-integer-digits="1" number:grouping="true"/>
      <number:text> €</number:text>
      <style:map style:condition="value()&gt;=0" style:apply-style-name="N153P0"/>
    </number:number-style>
    <number:number-style style:name="N154P0" style:volatile="true">
      <number:number number:decimal-places="0" number:min-integer-digits="1" number:grouping="true"/>
      <number:text> €</number:text>
    </number:number-style>
    <number:number-style style:name="N15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54P0"/>
    </number:number-style>
    <number:number-style style:name="N156P0" style:volatile="true">
      <number:number number:decimal-places="2" number:min-integer-digits="1" number:grouping="true"/>
      <number:text> €</number:text>
    </number:number-style>
    <number:number-style style:name="N156">
      <number:text>-</number:text>
      <number:number number:decimal-places="2" number:min-integer-digits="1" number:grouping="true"/>
      <number:text> €</number:text>
      <style:map style:condition="value()&gt;=0" style:apply-style-name="N156P0"/>
    </number:number-style>
    <number:number-style style:name="N157P0" style:volatile="true">
      <number:number number:decimal-places="2" number:min-integer-digits="1" number:grouping="true"/>
      <number:text> €</number:text>
    </number:number-style>
    <number:number-style style:name="N15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57P0"/>
    </number:number-style>
    <number:number-style style:name="N161P0" style:volatile="true">
      <number:number number:decimal-places="0" number:min-integer-digits="1" number:grouping="true"/>
      <number:text> € </number:text>
    </number:number-style>
    <number:number-style style:name="N161P1" style:volatile="true">
      <number:text>-</number:text>
      <number:number number:decimal-places="0" number:min-integer-digits="1" number:grouping="true"/>
      <number:text> € </number:text>
    </number:number-style>
    <number:number-style style:name="N161P2" style:volatile="true">
      <number:text> - €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number number:decimal-places="0" number:min-integer-digits="1" number:grouping="true"/>
      <number:text>    </number:text>
    </number:number-style>
    <number:number-style style:name="N165P1" style:volatile="true">
      <number:text>-</number:text>
      <number:number number:decimal-places="0" number:min-integer-digits="1" number:grouping="true"/>
      <number:text>    </number:text>
    </number:number-style>
    <number:number-style style:name="N165P2" style:volatile="true">
      <number:text> -   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number number:decimal-places="2" number:min-integer-digits="1" number:grouping="true"/>
      <number:text> € </number:text>
    </number:number-style>
    <number:number-style style:name="N169P1" style:volatile="true">
      <number:text>-</number:text>
      <number:number number:decimal-places="2" number:min-integer-digits="1" number:grouping="true"/>
      <number:text> € </number:text>
    </number:number-style>
    <number:number-style style:name="N169P2" style:volatile="true">
      <number:text> -</number:text>
      <number:number number:decimal-places="0" number:min-integer-digits="0"/>
      <number:text> €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number number:decimal-places="2" number:min-integer-digits="1" number:grouping="true"/>
      <number:text>    </number:text>
    </number:number-style>
    <number:number-style style:name="N173P1" style:volatile="true">
      <number:text>-</number:text>
      <number:number number:decimal-places="2" number:min-integer-digits="1" number:grouping="true"/>
      <number:text>    </number:text>
    </number:number-style>
    <number:number-style style:name="N173P2" style:volatile="true">
      <number:text> -</number:text>
      <number:number number:decimal-places="0" number:min-integer-digits="0"/>
      <number:text>   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text>Vrai</number:text>
    </number:number-style>
    <number:number-style style:name="N175P1" style:volatile="true">
      <number:text>Vrai</number:text>
    </number:number-style>
    <number:number-style style:name="N175">
      <number:text>Faux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Actif</number:text>
    </number:number-style>
    <number:number-style style:name="N177P1" style:volatile="true">
      <number:text>Actif</number:text>
    </number:number-style>
    <number:number-style style:name="N177">
      <number:text>Inactif</number:text>
      <style:map style:condition="value()&gt;0" style:apply-style-name="N177P0"/>
      <style:map style:condition="value()&lt;0" style:apply-style-name="N177P1"/>
    </number:number-style>
    <number:currency-style style:name="N179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9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9P0"/>
    </number:currency-style>
    <number:number-style style:name="N180">
      <number:number number:decimal-places="9" number:min-integer-digits="1"/>
    </number:number-style>
    <number:number-style style:name="N181">
      <number:number number:decimal-places="8" number:min-integer-digits="1"/>
    </number:number-style>
    <number:number-style style:name="N182">
      <number:number number:decimal-places="7" number:min-integer-digits="1"/>
    </number:number-style>
    <number:number-style style:name="N183">
      <number:number number:decimal-places="6" number:min-integer-digits="1"/>
    </number:number-style>
    <number:number-style style:name="N184">
      <number:number number:decimal-places="5" number:min-integer-digits="1"/>
    </number:number-style>
    <number:number-style style:name="N185">
      <number:number number:decimal-places="4" number:min-integer-digits="1"/>
    </number:number-style>
    <number:number-style style:name="N186">
      <number:number number:decimal-places="3" number:min-integer-digits="1"/>
    </number:number-style>
    <number:number-style style:name="N187">
      <number:number number:decimal-places="1" number:min-integer-digits="1"/>
    </number:number-style>
    <number:number-style style:name="N188">
      <number:number number:decimal-places="11" number:min-integer-digits="1"/>
    </number:number-style>
    <number:number-style style:name="N189">
      <number:number number:decimal-places="12" number:min-integer-digits="1"/>
    </number:number-style>
    <number:number-style style:name="N190">
      <number:number number:decimal-places="10" number:min-integer-digits="1"/>
    </number:number-style>
    <number:percentage-style style:name="N191">
      <number:number number:decimal-places="1" number:min-integer-digits="1"/>
      <number:text>%</number:text>
    </number:percentage-style>
    <number:percentage-style style:name="N192">
      <number:number number:decimal-places="3" number:min-integer-digits="1"/>
      <number:text>%</number:text>
    </number:percentage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number:currency-style style:name="N10124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25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25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25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6">00.00.0000</text:date>, <text:time style:data-style-name="N2" text:time-value="0000-00-00T20:10:1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initial-creator>Michael Balzer</meta:initial-creator>
    <meta:creation-date>2013-12-31T12:23:27</meta:creation-date>
    <dc:date>2014-01-26T20:13:43</dc:date>
    <dc:creator>Michael Balzer</dc:creator>
    <meta:editing-duration>PT6M23S</meta:editing-duration>
    <meta:editing-cycles>7</meta:editing-cycles>
    <meta:generator>LibreOffice/3.6$Linux_X86_64 LibreOffice_project/360m1$Build-304</meta:generator>
    <meta:document-statistic meta:table-count="1" meta:cell-count="675" meta:object-count="0"/>
  </office:meta>
</office:document-meta>
</file>